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5.191cm" fo:margin-top="4.844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2" style:family="paragraph" style:parent-style-name="Standard">
      <style:paragraph-properties fo:margin-left="0.03cm" fo:margin-right="0.208cm" fo:margin-top="0.224cm" fo:margin-bottom="0cm" style:contextual-spacing="false" fo:line-height="115%" fo:text-align="start" style:justify-single-word="false" fo:keep-together="auto" fo:orphans="0" fo:widows="0" fo:text-indent="0.007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.03cm" fo:margin-right="0.386cm" fo:margin-top="0.217cm" fo:margin-bottom="0cm" style:contextual-spacing="false" fo:line-height="115%" fo:text-align="start" style:justify-single-word="false" fo:keep-together="auto" fo:orphans="0" fo:widows="0" fo:text-indent="0.034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.046cm" fo:margin-right="0.3cm" fo:margin-top="0.217cm" fo:margin-bottom="0cm" style:contextual-spacing="false" fo:line-height="116%" fo:text-align="start" style:justify-single-word="false" fo:keep-together="auto" fo:orphans="0" fo:widows="0" fo:text-indent="0.016cm" style:auto-text-indent="false" fo:break-before="auto" fo:break-after="auto" fo:padding="0cm" fo:border="none" fo:keep-with-next="auto"/>
    </style:style>
    <style:style style:name="P5" style:family="paragraph" style:parent-style-name="Standard">
      <style:paragraph-properties fo:margin-left="0.046cm" fo:margin-right="0.654cm" fo:margin-top="0.215cm" fo:margin-bottom="0cm" style:contextual-spacing="false" fo:line-height="116%" fo:text-align="start" style:justify-single-word="false" fo:keep-together="auto" fo:orphans="0" fo:widows="0" fo:text-indent="0.016cm" style:auto-text-indent="false" fo:break-before="auto" fo:break-after="auto" fo:padding="0cm" fo:border="none" fo:keep-with-next="auto"/>
    </style:style>
    <style:style style:name="P6" style:family="paragraph" style:parent-style-name="Standard">
      <style:paragraph-properties fo:margin-left="0.03cm" fo:margin-right="0.273cm" fo:margin-top="0.219cm" fo:margin-bottom="0cm" style:contextual-spacing="false" fo:line-height="115%" fo:text-align="start" style:justify-single-word="false" fo:keep-together="auto" fo:orphans="0" fo:widows="0" fo:text-indent="0.034cm" style:auto-text-indent="false" fo:break-before="auto" fo:break-after="auto" fo:padding="0cm" fo:border="none" fo:keep-with-next="auto"/>
    </style:style>
    <style:style style:name="P7" style:family="paragraph" style:parent-style-name="Standard">
      <style:paragraph-properties fo:margin-left="0.046cm" fo:margin-right="0cm" fo:margin-top="0.228cm" fo:margin-bottom="0cm" style:contextual-spacing="false" fo:line-height="116%" fo:text-align="start" style:justify-single-word="false" fo:keep-together="auto" fo:orphans="0" fo:widows="0" fo:text-indent="0.016cm" style:auto-text-indent="false" fo:break-before="auto" fo:break-after="auto" fo:padding="0cm" fo:border="none" fo:keep-with-next="auto"/>
    </style:style>
    <style:style style:name="P8" style:family="paragraph" style:parent-style-name="Standard">
      <style:paragraph-properties fo:margin-left="0.041cm" fo:margin-right="0.242cm" fo:margin-top="0cm" fo:margin-bottom="0cm" style:contextual-spacing="false" fo:line-height="114%" fo:text-align="start" style:justify-single-word="false" fo:keep-together="auto" fo:orphans="0" fo:widows="0" fo:text-indent="0.021cm" style:auto-text-indent="false" fo:break-before="auto" fo:break-after="auto" fo:padding="0cm" fo:border="none" fo:keep-with-next="auto"/>
    </style:style>
    <style:style style:name="P9" style:family="paragraph" style:parent-style-name="Standard">
      <style:paragraph-properties fo:margin-left="0.056cm" fo:margin-right="0cm" fo:margin-top="0.22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10" style:family="paragraph" style:parent-style-name="Standard">
      <style:paragraph-properties fo:margin-left="0.056cm" fo:margin-right="0cm" fo:margin-top="0.22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1" style:family="paragraph" style:parent-style-name="Standard">
      <style:paragraph-properties fo:margin-left="0.056cm" fo:margin-right="0cm" fo:margin-top="0.22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2" style:family="paragraph" style:parent-style-name="Standard">
      <style:paragraph-properties fo:margin-left="0.056cm" fo:margin-right="0cm" fo:margin-top="0.23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3" style:family="paragraph" style:parent-style-name="Standard">
      <style:paragraph-properties fo:margin-left="0.056cm" fo:margin-right="0cm" fo:margin-top="0.2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4" style:family="paragraph" style:parent-style-name="Standard">
      <style:paragraph-properties fo:margin-left="0.056cm" fo:margin-right="0cm" fo:margin-top="0.2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" style:family="paragraph" style:parent-style-name="Standard">
      <style:paragraph-properties fo:margin-left="0.056cm" fo:margin-right="0cm" fo:margin-top="0.21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6" style:family="paragraph" style:parent-style-name="Standard">
      <style:paragraph-properties fo:margin-left="0.056cm" fo:margin-right="0cm" fo:margin-top="0.22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7" style:family="paragraph" style:parent-style-name="Standard">
      <style:paragraph-properties fo:margin-left="0.05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8" style:family="paragraph" style:parent-style-name="Standard">
      <style:paragraph-properties fo:margin-left="0.056cm" fo:margin-right="0cm" fo:margin-top="0.6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>
      <style:paragraph-properties fo:margin-left="0.03cm" fo:margin-right="0.171cm" fo:margin-top="0.333cm" fo:margin-bottom="0cm" style:contextual-spacing="false" fo:line-height="115%" fo:text-align="start" style:justify-single-word="false" fo:keep-together="auto" fo:orphans="0" fo:widows="0" fo:text-indent="0.034cm" style:auto-text-indent="false" fo:break-before="auto" fo:break-after="auto" fo:padding="0cm" fo:border="none" fo:keep-with-next="auto"/>
    </style:style>
    <style:style style:name="P20" style:family="paragraph" style:parent-style-name="Standard">
      <style:paragraph-properties fo:margin-left="0.03cm" fo:margin-right="0.143cm" fo:margin-top="0.333cm" fo:margin-bottom="0cm" style:contextual-spacing="false" fo:line-height="115%" fo:text-align="start" style:justify-single-word="false" fo:keep-together="auto" fo:orphans="0" fo:widows="0" fo:text-indent="0.032cm" style:auto-text-indent="false" fo:break-before="auto" fo:break-after="auto" fo:padding="0cm" fo:border="none" fo:keep-with-next="auto"/>
    </style:style>
    <style:style style:name="P21" style:family="paragraph" style:parent-style-name="Standard">
      <style:paragraph-properties fo:margin-left="0.03cm" fo:margin-right="0.129cm" fo:margin-top="0cm" fo:margin-bottom="0cm" style:contextual-spacing="false" fo:line-height="114%" fo:text-align="start" style:justify-single-word="false" fo:keep-together="auto" fo:orphans="0" fo:widows="0" fo:text-indent="0.032cm" style:auto-text-indent="false" fo:break-before="auto" fo:break-after="auto" fo:padding="0cm" fo:border="none" fo:keep-with-next="auto"/>
    </style:style>
    <style:style style:name="P22" style:family="paragraph" style:parent-style-name="Standard">
      <style:paragraph-properties fo:margin-left="0.03cm" fo:margin-right="0.199cm" fo:margin-top="0cm" fo:margin-bottom="0cm" style:contextual-spacing="false" fo:line-height="114%" fo:text-align="start" style:justify-single-word="false" fo:keep-together="auto" fo:orphans="0" fo:widows="0" fo:text-indent="0.016cm" style:auto-text-indent="false" fo:break-before="auto" fo:break-after="auto" fo:padding="0cm" fo:border="none" fo:keep-with-next="auto"/>
    </style:style>
    <style:style style:name="P23" style:family="paragraph" style:parent-style-name="Standard">
      <style:paragraph-properties fo:margin-left="0.034cm" fo:margin-right="0cm" fo:margin-top="0.025cm" fo:margin-bottom="0cm" style:contextual-spacing="false" fo:line-height="114%" fo:text-align="start" style:justify-single-word="false" fo:keep-together="auto" fo:orphans="0" fo:widows="0" fo:text-indent="0.002cm" style:auto-text-indent="false" fo:break-before="auto" fo:break-after="auto" fo:padding="0cm" fo:border="none" fo:keep-with-next="auto"/>
    </style:style>
    <style:style style:name="P24" style:family="paragraph" style:parent-style-name="Standard">
      <style:paragraph-properties fo:margin-left="0.034cm" fo:margin-right="0cm" fo:margin-top="0.025cm" fo:margin-bottom="0cm" style:contextual-spacing="false" fo:line-height="114%" fo:text-align="start" style:justify-single-word="false" fo:keep-together="auto" fo:orphans="0" fo:widows="0" fo:text-indent="0.002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.03cm" fo:margin-right="0.226cm" fo:margin-top="0.277cm" fo:margin-bottom="0cm" style:contextual-spacing="false" fo:line-height="115%" fo:text-align="start" style:justify-single-word="false" fo:keep-together="auto" fo:orphans="0" fo:widows="0" fo:text-indent="0.032cm" style:auto-text-indent="false" fo:break-before="auto" fo:break-after="auto" fo:padding="0cm" fo:border="none" fo:keep-with-next="auto"/>
    </style:style>
    <style:style style:name="P26" style:family="paragraph" style:parent-style-name="Standard">
      <style:paragraph-properties fo:margin-left="0.03cm" fo:margin-right="0.125cm" fo:margin-top="0.333cm" fo:margin-bottom="0cm" style:contextual-spacing="false" fo:line-height="115%" fo:text-align="start" style:justify-single-word="false" fo:keep-together="auto" fo:orphans="0" fo:widows="0" fo:text-indent="0.032cm" style:auto-text-indent="false" fo:break-before="auto" fo:break-after="auto" fo:padding="0cm" fo:border="none" fo:keep-with-next="auto"/>
    </style:style>
    <style:style style:name="P27" style:family="paragraph" style:parent-style-name="Standard">
      <style:paragraph-properties fo:margin-left="0.035cm" fo:margin-right="0.459cm" fo:margin-top="0.023cm" fo:margin-bottom="0cm" style:contextual-spacing="false" fo:line-height="114%" fo:text-align="start" style:justify-single-word="false" fo:keep-together="auto" fo:orphans="0" fo:widows="0" fo:text-indent="0.028cm" style:auto-text-indent="false" fo:break-before="auto" fo:break-after="auto" fo:padding="0cm" fo:border="none" fo:keep-with-next="auto"/>
    </style:style>
    <style:style style:name="P28" style:family="paragraph" style:parent-style-name="Standard">
      <style:paragraph-properties fo:margin-left="0.046cm" fo:margin-right="0.268cm" fo:margin-top="0.333cm" fo:margin-bottom="0cm" style:contextual-spacing="false" fo:line-height="115%" fo:text-align="start" style:justify-single-word="false" fo:keep-together="auto" fo:orphans="0" fo:widows="0" fo:text-indent="0.016cm" style:auto-text-indent="false" fo:break-before="auto" fo:break-after="auto" fo:padding="0cm" fo:border="none" fo:keep-with-next="auto"/>
    </style:style>
    <style:style style:name="P29" style:family="paragraph" style:parent-style-name="Standard">
      <style:paragraph-properties fo:margin-left="0.034cm" fo:margin-right="0.224cm" fo:margin-top="1.099cm" fo:margin-bottom="0cm" style:contextual-spacing="false" fo:line-height="114%" fo:text-align="start" style:justify-single-word="false" fo:keep-together="auto" fo:orphans="0" fo:widows="0" fo:text-indent="0.028cm" style:auto-text-indent="false" fo:break-before="auto" fo:break-after="auto" fo:padding="0cm" fo:border="none" fo:keep-with-next="auto"/>
    </style:style>
    <style:style style:name="P30" style:family="paragraph" style:parent-style-name="Standard">
      <style:paragraph-properties fo:margin-left="0.019cm" fo:margin-right="0.046cm" fo:margin-top="0.337cm" fo:margin-bottom="0cm" style:contextual-spacing="false" fo:line-height="115%" fo:text-align="start" style:justify-single-word="false" fo:keep-together="auto" fo:orphans="0" fo:widows="0" fo:text-indent="0.03cm" style:auto-text-indent="false" fo:break-before="auto" fo:break-after="auto" fo:padding="0cm" fo:border="none" fo:keep-with-next="auto"/>
    </style:style>
    <style:style style:name="P31" style:family="paragraph" style:parent-style-name="Standard">
      <style:paragraph-properties fo:margin-left="0.03cm" fo:margin-right="0.129cm" fo:margin-top="0.228cm" fo:margin-bottom="0cm" style:contextual-spacing="false" fo:line-height="115%" fo:text-align="start" style:justify-single-word="false" fo:keep-together="auto" fo:orphans="0" fo:widows="0" fo:text-indent="0.034cm" style:auto-text-indent="false" fo:break-before="auto" fo:break-after="auto" fo:padding="0cm" fo:border="none" fo:keep-with-next="auto"/>
    </style:style>
    <style:style style:name="P32" style:family="paragraph" style:parent-style-name="Standard">
      <style:paragraph-properties fo:margin-left="0.034cm" fo:margin-right="0.192cm" fo:margin-top="0cm" fo:margin-bottom="0cm" style:contextual-spacing="false" fo:line-height="114%" fo:text-align="start" style:justify-single-word="false" fo:keep-together="auto" fo:orphans="0" fo:widows="0" fo:text-indent="0.002cm" style:auto-text-indent="false" fo:break-before="auto" fo:break-after="auto" fo:padding="0cm" fo:border="none" fo:keep-with-next="auto"/>
    </style:style>
    <style:style style:name="P33" style:family="paragraph" style:parent-style-name="Standard">
      <style:paragraph-properties fo:margin-left="0.034cm" fo:margin-right="0.288cm" fo:margin-top="0.333cm" fo:margin-bottom="0cm" style:contextual-spacing="false" fo:line-height="115%" fo:text-align="start" style:justify-single-word="false" fo:keep-together="auto" fo:orphans="0" fo:widows="0" fo:text-indent="0.028cm" style:auto-text-indent="false" fo:break-before="auto" fo:break-after="auto" fo:padding="0cm" fo:border="none" fo:keep-with-next="auto"/>
    </style:style>
    <style:style style:name="P34" style:family="paragraph" style:parent-style-name="Standard">
      <style:paragraph-properties fo:margin-left="0.03cm" fo:margin-right="0.15cm" fo:margin-top="0.333cm" fo:margin-bottom="0cm" style:contextual-spacing="false" fo:line-height="115%" fo:text-align="start" style:justify-single-word="false" fo:keep-together="auto" fo:orphans="0" fo:widows="0" fo:text-indent="0.007cm" style:auto-text-indent="false" fo:break-before="auto" fo:break-after="auto" fo:padding="0cm" fo:border="none" fo:keep-with-next="auto"/>
    </style:style>
    <style:style style:name="P35" style:family="paragraph" style:parent-style-name="Standard">
      <style:paragraph-properties fo:margin-left="0.03cm" fo:margin-right="0.016cm" fo:margin-top="0cm" fo:margin-bottom="0cm" style:contextual-spacing="false" fo:line-height="114%" fo:text-align="start" style:justify-single-word="false" fo:keep-together="auto" fo:orphans="0" fo:widows="0" fo:text-indent="0.026cm" style:auto-text-indent="false" fo:break-before="auto" fo:break-after="auto" fo:padding="0cm" fo:border="none" fo:keep-with-next="auto"/>
    </style:style>
    <style:style style:name="P36" style:family="paragraph" style:parent-style-name="Standard">
      <style:paragraph-properties fo:margin-left="0.046cm" fo:margin-right="0.229cm" fo:margin-top="0.333cm" fo:margin-bottom="0cm" style:contextual-spacing="false" fo:line-height="119%" fo:text-align="start" style:justify-single-word="false" fo:keep-together="auto" fo:orphans="0" fo:widows="0" fo:text-indent="0.016cm" style:auto-text-indent="false" fo:break-before="auto" fo:break-after="auto" fo:padding="0cm" fo:border="none" fo:keep-with-next="auto"/>
    </style:style>
    <style:style style:name="P37" style:family="paragraph" style:parent-style-name="Standard">
      <style:paragraph-properties fo:margin-left="0.046cm" fo:margin-right="0.284cm" fo:margin-top="0.337cm" fo:margin-bottom="0cm" style:contextual-spacing="false" fo:line-height="115%" fo:text-align="start" style:justify-single-word="false" fo:keep-together="auto" fo:orphans="0" fo:widows="0" fo:text-indent="0.016cm" style:auto-text-indent="false" fo:break-before="auto" fo:break-after="auto" fo:padding="0cm" fo:border="none" fo:keep-with-next="auto"/>
    </style:style>
    <style:style style:name="P38" style:family="paragraph" style:parent-style-name="Standard">
      <style:paragraph-properties fo:margin-left="0.046cm" fo:margin-right="0.284cm" fo:margin-top="0.337cm" fo:margin-bottom="0cm" style:contextual-spacing="false" fo:line-height="115%" fo:text-align="start" style:justify-single-word="false" fo:keep-together="auto" fo:orphans="0" fo:widows="0" fo:text-indent="0.016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39" style:family="paragraph" style:parent-style-name="Standard">
      <style:paragraph-properties fo:margin-left="0.041cm" fo:margin-right="0.226cm" fo:margin-top="0.277cm" fo:margin-bottom="0cm" style:contextual-spacing="false" fo:line-height="117%" fo:text-align="start" style:justify-single-word="false" fo:keep-together="auto" fo:orphans="0" fo:widows="0" fo:text-indent="0.021cm" style:auto-text-indent="false" fo:break-before="auto" fo:break-after="auto" fo:padding="0cm" fo:border="none" fo:keep-with-next="auto"/>
    </style:style>
    <style:style style:name="P40" style:family="paragraph" style:parent-style-name="Standard">
      <style:paragraph-properties fo:margin-left="0.03cm" fo:margin-right="0.15cm" fo:margin-top="0.011cm" fo:margin-bottom="0cm" style:contextual-spacing="false" fo:line-height="114%" fo:text-align="start" style:justify-single-word="false" fo:keep-together="auto" fo:orphans="0" fo:widows="0" fo:text-indent="0.026cm" style:auto-text-indent="false" fo:break-before="auto" fo:break-after="auto" fo:padding="0cm" fo:border="none" fo:keep-with-next="auto"/>
    </style:style>
    <style:style style:name="P41" style:family="paragraph" style:parent-style-name="Standard">
      <style:paragraph-properties fo:margin-left="0.03cm" fo:margin-right="0.18cm" fo:margin-top="0.333cm" fo:margin-bottom="0cm" style:contextual-spacing="false" fo:line-height="115%" fo:text-align="start" style:justify-single-word="false" fo:keep-together="auto" fo:orphans="0" fo:widows="0" fo:text-indent="0.019cm" style:auto-text-indent="false" fo:break-before="auto" fo:break-after="auto" fo:padding="0cm" fo:border="none" fo:keep-with-next="auto"/>
    </style:style>
    <style:style style:name="P42" style:family="paragraph" style:parent-style-name="Standard">
      <style:paragraph-properties fo:margin-left="0.051cm" fo:margin-right="0cm" fo:margin-top="0.08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3" style:family="paragraph" style:parent-style-name="Standard">
      <style:paragraph-properties fo:margin-left="0.03cm" fo:margin-right="0.265cm" fo:margin-top="0.219cm" fo:margin-bottom="0cm" style:contextual-spacing="false" fo:line-height="115%" fo:text-align="start" style:justify-single-word="false" fo:keep-together="auto" fo:orphans="0" fo:widows="0" fo:text-indent="0.03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4" style:family="paragraph" style:parent-style-name="Standard">
      <style:paragraph-properties fo:margin-left="0.03cm" fo:margin-right="0.362cm" fo:margin-top="0.219cm" fo:margin-bottom="0cm" style:contextual-spacing="false" fo:line-height="116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5" style:family="paragraph" style:parent-style-name="Standard">
      <style:paragraph-properties fo:margin-left="0.03cm" fo:margin-right="0.245cm" fo:margin-top="0cm" fo:margin-bottom="0cm" style:contextual-spacing="false" fo:line-height="114%" fo:text-align="start" style:justify-single-word="false" fo:keep-together="auto" fo:orphans="0" fo:widows="0" fo:text-indent="0.03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6" style:family="paragraph" style:parent-style-name="Standard">
      <style:paragraph-properties fo:margin-left="0.03cm" fo:margin-right="0.159cm" fo:margin-top="0.226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7" style:family="paragraph" style:parent-style-name="Standard">
      <style:paragraph-properties fo:margin-left="0.03cm" fo:margin-right="0.228cm" fo:margin-top="0cm" fo:margin-bottom="0cm" style:contextual-spacing="false" fo:line-height="114%" fo:text-align="start" style:justify-single-word="false" fo:keep-together="auto" fo:orphans="0" fo:widows="0" fo:text-indent="0.03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8" style:family="paragraph" style:parent-style-name="Standard">
      <style:paragraph-properties fo:margin-left="0.041cm" fo:margin-right="0.296cm" fo:margin-top="0.224cm" fo:margin-bottom="0cm" style:contextual-spacing="false" fo:line-height="115%" fo:text-align="start" style:justify-single-word="false" fo:keep-together="auto" fo:orphans="0" fo:widows="0" fo:text-indent="0.00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9" style:family="paragraph" style:parent-style-name="Standard">
      <style:paragraph-properties fo:margin-left="0.048cm" fo:margin-right="0.49cm" fo:margin-top="0cm" fo:margin-bottom="0cm" style:contextual-spacing="false" fo:line-height="113%" fo:text-align="start" style:justify-single-word="false" fo:keep-together="auto" fo:orphans="0" fo:widows="0" fo:text-indent="0.00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0" style:family="paragraph" style:parent-style-name="Standard">
      <style:paragraph-properties fo:margin-left="0.03cm" fo:margin-right="0.337cm" fo:margin-top="0.333cm" fo:margin-bottom="0cm" style:contextual-spacing="false" fo:line-height="119%" fo:text-align="start" style:justify-single-word="false" fo:keep-together="auto" fo:orphans="0" fo:widows="0" fo:text-indent="0.03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1" style:family="paragraph" style:parent-style-name="Standard">
      <style:paragraph-properties fo:margin-left="0.03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52" style:family="paragraph" style:parent-style-name="Standard">
      <style:paragraph-properties fo:margin-left="0.039cm" fo:margin-right="0cm" fo:margin-top="0.22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53" style:family="paragraph" style:parent-style-name="Standard">
      <style:paragraph-properties fo:margin-left="0.03cm" fo:margin-right="0.097cm" fo:margin-top="0.219cm" fo:margin-bottom="0cm" style:contextual-spacing="false" fo:line-height="115%" fo:text-align="start" style:justify-single-word="false" fo:keep-together="auto" fo:orphans="0" fo:widows="0" fo:text-indent="0.03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4" style:family="paragraph" style:parent-style-name="Standard">
      <style:paragraph-properties fo:margin-left="0.034cm" fo:margin-right="0.22cm" fo:margin-top="0.333cm" fo:margin-bottom="0cm" style:contextual-spacing="false" fo:line-height="115%" fo:text-align="start" style:justify-single-word="false" fo:keep-together="auto" fo:orphans="0" fo:widows="0" fo:text-indent="0.01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5" style:family="paragraph" style:parent-style-name="Standard">
      <style:paragraph-properties fo:margin-left="0.03cm" fo:margin-right="0.252cm" fo:margin-top="0.337cm" fo:margin-bottom="0cm" style:contextual-spacing="false" fo:line-height="115%" fo:text-align="start" style:justify-single-word="false" fo:keep-together="auto" fo:orphans="0" fo:widows="0" fo:text-indent="0.03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6" style:family="paragraph" style:parent-style-name="Standard">
      <style:paragraph-properties fo:margin-left="0.03cm" fo:margin-right="0.159cm" fo:margin-top="0cm" fo:margin-bottom="0cm" style:contextual-spacing="false" fo:line-height="114%" fo:text-align="start" style:justify-single-word="false" fo:keep-together="auto" fo:orphans="0" fo:widows="0" fo:text-indent="0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7" style:family="paragraph" style:parent-style-name="Standard">
      <style:paragraph-properties fo:margin-left="0.046cm" fo:margin-right="0.37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8" style:family="paragraph" style:parent-style-name="Standard">
      <style:paragraph-properties fo:margin-left="0.034cm" fo:margin-right="0.418cm" fo:margin-top="0.333cm" fo:margin-bottom="0cm" style:contextual-spacing="false" fo:line-height="119%" fo:text-align="start" style:justify-single-word="false" fo:keep-together="auto" fo:orphans="0" fo:widows="0" fo:text-indent="0.01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9" style:family="paragraph" style:parent-style-name="Standard">
      <style:paragraph-properties fo:margin-left="0.041cm" fo:margin-right="0.307cm" fo:margin-top="0.213cm" fo:margin-bottom="0cm" style:contextual-spacing="false" fo:line-height="116%" fo:text-align="start" style:justify-single-word="false" fo:keep-together="auto" fo:orphans="0" fo:widows="0" fo:text-indent="0.021cm" style:auto-text-indent="false" fo:break-before="auto" fo:break-after="auto" fo:padding="0cm" fo:border="none" fo:keep-with-next="auto"/>
    </style:style>
    <style:style style:name="P60" style:family="paragraph" style:parent-style-name="Standard">
      <style:paragraph-properties fo:margin-left="0.041cm" fo:margin-right="0.307cm" fo:margin-top="0.213cm" fo:margin-bottom="0cm" style:contextual-spacing="false" fo:line-height="116%" fo:text-align="start" style:justify-single-word="false" fo:orphans="0" fo:widows="0" fo:text-indent="0.02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1" style:family="paragraph" style:parent-style-name="Standard">
      <style:paragraph-properties fo:margin-left="0.041cm" fo:margin-right="0.512cm" fo:margin-top="0.531cm" fo:margin-bottom="0cm" style:contextual-spacing="false" fo:line-height="115%" fo:text-align="start" style:justify-single-word="false" fo:orphans="0" fo:widows="0" fo:text-indent="0.02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paragraph-rsid="00121343" style:font-name-asian="Arial1" style:font-size-asian="12pt" style:font-style-asian="normal" style:font-weight-asian="normal" style:font-name-complex="Arial1" style:font-size-complex="12pt"/>
    </style:style>
    <style:style style:name="P62" style:family="paragraph" style:parent-style-name="Standard">
      <style:paragraph-properties fo:margin-left="0cm" fo:margin-right="0.556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3" style:family="paragraph" style:parent-style-name="Standard">
      <style:paragraph-properties fo:margin-left="0cm" fo:margin-right="0.556cm" fo:margin-top="0cm" fo:margin-bottom="0cm" style:contextual-spacing="false" fo:line-height="115%" fo:text-align="start" style:justify-single-word="false" fo:orphans="0" fo:widows="0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4" style:family="paragraph" style:parent-style-name="Standard">
      <style:paragraph-properties fo:margin-left="0.034cm" fo:margin-right="0.268cm" fo:margin-top="0.217cm" fo:margin-bottom="0cm" style:contextual-spacing="false" fo:line-height="115%" fo:text-align="start" style:justify-single-word="false" fo:keep-together="auto" fo:orphans="0" fo:widows="0" fo:text-indent="0.028cm" style:auto-text-indent="false" fo:break-before="auto" fo:break-after="auto" fo:padding="0cm" fo:border="none" fo:keep-with-next="auto"/>
    </style:style>
    <style:style style:name="P65" style:family="paragraph" style:parent-style-name="Standard" style:master-page-name="Standard">
      <style:paragraph-properties fo:margin-left="0cm" fo:margin-right="6.807cm" fo:margin-top="0cm" fo:margin-bottom="0cm" style:contextual-spacing="false" fo:line-height="100%" fo:text-align="end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8pt" fo:font-style="normal" style:text-underline-style="none" fo:font-weight="bold" style:font-name-asian="Arial1" style:font-size-asian="28pt" style:font-style-asian="normal" style:font-weight-asian="bold" style:font-name-complex="Arial1" style:font-size-complex="28pt"/>
    </style:style>
    <style:style style:name="P66" style:family="paragraph" style:parent-style-name="Standard">
      <style:paragraph-properties fo:margin-left="0.034cm" fo:margin-right="0.268cm" fo:margin-top="0.217cm" fo:margin-bottom="0cm" style:contextual-spacing="false" fo:line-height="115%" fo:text-align="start" style:justify-single-word="false" fo:orphans="0" fo:widows="0" fo:text-indent="0.028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P67" style:family="paragraph" style:parent-style-name="Standard">
      <style:paragraph-properties fo:margin-left="0cm" fo:margin-right="0cm" fo:margin-top="1.76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80" loext:opacity="100%" style:text-line-through-style="none" style:text-line-through-type="none" style:text-position="0% 100%" style:font-name="Arial" fo:font-size="14pt" fo:font-style="normal" style:text-underline-style="solid" style:text-underline-width="auto" style:text-underline-color="font-color" fo:font-weight="normal" officeooo:paragraph-rsid="00161a1c" style:font-name-asian="Arial1" style:font-size-asian="14pt" style:font-style-asian="normal" style:font-weight-asian="normal" style:font-name-complex="Arial1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style:font-name="DejaVu Sans" officeooo:rsid="001931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/>Anahata </text:p>
      <text:p text:style-name="P1">William Enckhausen</text:p>
      <text:p text:style-name="P62"/>
      <text:p text:style-name="P63">Por examinar el corazón espiritual podemos entender las razones por las limitaciones del concepto <text:s/>egocéntrico del "yo" que distorsiona el reflejo puro de consciencia infinita ("Hunab Ku" in Tantra <text:s/>Maya o lo que llaman "Shiva" o "Atman" en tantra de la india) en las mentes de los seres humanos. En <text:s/>el corazón espiritual o Vórtice Anahata existe el raíz de las problemas de la consciencia moderna <text:s/>dividida y fragmentada pero también la capacidad de compasión y unión con el verdadero "Yo-Testigo" <text:s/>adentro. Todas las expresiones de los llamados "vórtices" se equilibren por comprender el corazón <text:s/>espiritual, lo que los yogis llaman el Chakra Anahata. <text:s/></text:p>
      <text:p text:style-name="P2"><text:span text:style-name="T1">Yo prefiero usar la palabra "vórtice" en vez de "chakra." El concepto tradicional del Chakra Anahata es <text:s/>un flor de loto con 12 pétalos. Cada "pétalo" es literalmente un vórtice </text:span><text:span text:style-name="T5">energético</text:span><text:span text:style-name="T1"> girando </text:span><text:span text:style-name="T5">fuera</text:span><text:span text:style-name="T1"> del <text:s/>vórtice mayor, o "lotus," como muchos tornados pequenos que juntan para formar un </text:span><text:span text:style-name="T5">vórtice</text:span><text:span text:style-name="T1"> gigante. <text:s/>Estos pétalos o </text:span><text:span text:style-name="T5">vórtices</text:span><text:span text:style-name="T1"> menores son conocidos como vrttis- vórtices de energía mental. Estos vrttis <text:s/>vibran todo el cuerpo y la mente y los califican para expresar estados particulares de pensamiento y <text:s/>emoción. Vrittis son la inteligencia fundamental detrás de nuestros pensamientos y sentimientos, la <text:s/>programación oculto de la vida cognitiva y emocional humano que vibran todo del sistema mente cuerpo. Son los agentes cuanticas que vibran tras de nuestra </text:span><text:span text:style-name="T5">fisiología</text:span><text:span text:style-name="T1">. El Vórtice Anahata esta ubicada <text:s/>en el centro del pecho. Es sutil como los vórtices superiores con sus tendencias cognitivas mas finas, <text:s/>pero al mismo tiempo tiene cualidades grosos como los vórtices inferiores que expresan tendencias más <text:s/>instintivas e egocéntricas. <text:s/></text:span></text:p>
      <text:p text:style-name="P43">Hasta antes del Vórtice Anahata, el ser humano no es sino un "embravecido paquete de deseo dentro de <text:s/>un animal moribundo", en palabras de Yeats. Se mencionó previamente que el Vórtice Manipura le da al <text:s/>individuo la intimación del infinito a través de un deseo de expansión infinita; esta se encuentra aún <text:s/>lejos de la concepción pura del infinito, ya que su enfoque está dirigido al mundo físico. El Manipura, <text:s/>situado a la altura del ombligo, aún está gobernado por el hambre ontológica, acompañada de <text:s/>ambiciones, demandas e imposiciones sobre el mundo objetivo. Puede preguntarse el "cómo" y <text:s/>proceder luego a manipular y maniobrar el mundo exterior de acuerdo a sus deseos, pero carece de la <text:s/>conciencia auto-reflexiva para preguntarse el "por qué" o "para qué" en un sentido moral más <text:s/>profundo. El Vórtice Manipura se encuentra balanceado solamente cuando está bajo la guía del <text:s/>Anahata, más consciente y moral. Debe quedar muy claro para el lector que muchas de las <text:s/>enfermedades en nuestra pseudo-cultura materialista y capitalista son ocasionadas por la sobre <text:s/>activación y explotación del Vórtice Manipura. <text:s/></text:p>
      <text:p text:style-name="P44">Anahata significa "no hacer daño" y, es en este plexo o nivel de la mente, donde las cualidades <text:s/>humanas verdaderamente racionales, auto-reflexivas, compasivas y críticas, comienzan a emerger. Este <text:s/>plexo situado en el centro del pecho, comúnmente es conocido como el "chakra del corazón". Es un <text:s/>vórtice de energía donde el flujo direccional de la mente humana se expresa. Por debajo de este vórtice <text:s/>la mente se mueve hacia afuera, es decir, hacia la materia. De Anahata para arriba la mente se mueve <text:s/>hacia adentro, hacia el Espíritu puro, hacia la divinidad Shiva - Shakti (la conciencia infinita). </text:p>
      <text:p text:style-name="P45">El Vórtice Anahata está asociado con el Vijinanamaya Kosa (mente intuitiva), estrato de la mente sutil <text:s/>conectado con la intuición y el factor aéreo. En Anahata, por medio de la mente <text:soft-page-break/>intuitiva, no se <text:s/>encuentra asociado a la vibración de la forma, como es el caso del Manipura, sino que se asocia a la <text:s/>vibración del tacto o las impresiones. Cuando el Anahata funciona en su nivel más elevado y elemental, <text:s/>percibe las impresiones sutiles en la forma de ideas abstractas y sentimientos intuitivos que emanan de <text:s/>los objetos. Tiene la posibilidad de percibir una idea más profunda sobre la esencia del objeto (haya <text:s/>sido éste pensado o sentido), sea este un ser vivo o una forma inerte de la naturaleza. Las estructuras <text:s/>mentales o los arquetipos del plexo Manipura en el nivel creativo son las manifestaciones de las ideas <text:s/>originales sin forma que existen en el Vijinanamaya Kosa. De acuerdo a los antiguos filósofos griegos, <text:s/>tales como Platón y Sócrates, la mente intuitiva es el estado mental donde surgen las ideas en su más <text:s/>pura expresión. <text:s/></text:p>
      <text:p text:style-name="P46">Aunque el Vórtice Manipura (3er chakra, "La Ciudad de las Joyas") y el nivel mental creativa <text:s/>(Atimanasa Kosa) asociado a él están dotados de intelecto y creatividad, la mente se encuentra aún muy <text:s/>preocupada por las intensas e impulsivas propensiones que la mantienen dirigiéndose hacia fuera, es <text:s/>decir hacia lo sensorial, por lo tanto, no puede obtener un entendimiento profundo, racional e intuitivo <text:s/>del ser y del mundo. El Manipura busca la adquisición y gratificación personal, mientras que el <text:s/>Anahata busca la auto-realización. Debido a la ligereza relativa del factor aéreo asociado al Anahata, la <text:s/>mente es capaz de reflexionar y mirar a la forma desde una perspectiva más objetiva. Si asemejamos al <text:s/>Manipura al fuego, que ilumina pero también consume el mundo de la forma, el Anahata sería como <text:s/>una nube que flota tranquilamente sobre las multitudinarias formas de la naturaleza. <text:s/></text:p>
      <text:p text:style-name="P3"><text:span text:style-name="T1">El Anahata es solamente el comienzo de un desapego que nos lleva a la trascendencia del ser <text:s/>fenoménico y separado. El ego individual y la voluntad se encuentran aún presentes pero son mucho <text:s/>más </text:span><text:span text:style-name="T5">autorreflexivos</text:span><text:span text:style-name="T1"> y mucho menos impulsivos que en el Manipura. Aquí, el ego y la voluntad se <text:s/>convierten en objetos de reflexión para el entendimiento (o mente discernidora). Es precisamente <text:s/>debido a que ahora hay un auto concepto abstracto, enraizado profundamente en el estrato psíquico <text:s/>intuitivo o Aham , donde este estado mental puede ser no solamente consciente de los deseos e <text:s/>impulsos de la mente subconsciente, sino que puede redirigir estas tendencias hacia otras más <text:s/>conscientes e inteligentes. Con esta capacidad de redirigir conscientemente las propensiones que <text:s/>encadenan a la mente a limitaciones psíquicas burdas, el ser se vuelve capaz de reflexionar sobre su <text:s/>propia naturaleza. Por lo tanto, en el Anahata existe una manifestación mucho mayor del "yo existo". En <text:s/>lugar de que el ser se encuentre atado y definido por la inquieta e incesante actividad del ego o "yo <text:s/>hago", el sentido del ser se convierte más en un testigo de la actividad del ego (aunque aún no <text:s/>completamente). El Aham está todavía atado a objetos en alguna medida, pero es lo suficientemente <text:s/>lúcido para darse cuenta que es independiente de toda objetividad. Este sentimiento profundo del "yo", <text:s/>o conocimiento de la auto existencia, puede discernir qué tendencias llevan al ser hacia un estado <text:s/>interno de armonía y auto entendimiento, y cuáles lo llevan aún más a un estado de limitación psíquica <text:s/>y espiritual. En resumen, aquí nace un sentimiento profundo de la moral y la conciencia; uno mucho <text:s/>más profundo que el simple superego impuesto desde afuera en el Manipura. </text:span></text:p>
      <text:p text:style-name="P47">En el Anahata comenzamos a ver las primeras manifestaciones del Dharma o movimiento <text:soft-page-break/>psico espiritual: el movimiento de la mente hacia el espíritu. El ser abstraído de los sentidos, junto con una <text:s/>voluntad más independiente, hace que el individuo pueda perseguir más libremente la vida interna y el <text:s/>significado de la existencia. Puede comprender el funcionamiento del Tao, u orden moral del universo, y <text:s/>de esta manera unificar la voluntad individual con la del cosmos. La mente comienza a entender que <text:s/>solamente a través de convertirse en una persona responsable, consciente y completa, puede haber un <text:s/>significado verdadero en la vida. Vivir la vida únicamente a través de los sentidos y pasiones es llevar <text:s/>una gran atadura la cual no te permite la satisfacción completa. <text:s/></text:p>
      <text:p text:style-name="P48">Como se mencionó anteriormente, el Anahata es solamente el comienzo de la auto-trascendencia. Aquí <text:s/>se genera el sentimiento abstracto del "yo", independiente de toda objetividad; pero esta "identidad" se <text:s/>encuentra aún mediada y adherida a conceptos psíquicos que definen su naturaleza, aunque éstos son <text:s/>mucho más sutiles. En esta etapa aún no hay una expresión pura e indiferenciada del "yo" eterno que <text:s/>no necesita de referencias ni mediaciones de ningún tipo, ni de conceptos del ego, o Aham. Aunque hay <text:s/>un alto grado del sentimiento del "yo" puro, la mente aún utiliza conceptos (auto-conceptos) para <text:s/>referirse a objetos a los que aún está apegada (memorias, historia personal, auto-narrativa, <text:s/>características de su auto-definición, cualidades intelectuales, emotivas, etc.). <text:s/></text:p>
      <text:p text:style-name="P4"><text:span text:style-name="T1">Puede decirse que el Vórtice Anahata es el enfoque de la mente en el "yo soy". El Aham ya no <text:s/>necesariamente trata de consentirse en su ser limitado, sino que busca su origen en el sentimiento del <text:s/>"yo existo" del Mahat. El problema viene cuando esta fascinación con la naturaleza de la propia <text:s/>conciencia es proyectada en el propio ego finito. Entonces, toda la energía de crecimiento y </text:span><text:span text:style-name="T5">autodescubrimiento</text:span><text:span text:style-name="T1"> se torna en una forma de egoísmo. Como resultado, surgen la vanidad, el narcisismo, el <text:s/>egoísmo y la hipocresía. <text:s/></text:span></text:p>
      <text:p text:style-name="P5"><text:span text:style-name="T1">La mitad de los doce vrttis del Anahata son positivos, promueven el crecimiento. La otra mitad son <text:s/>negativos, </text:span><text:span text:style-name="T5">o</text:span><text:span text:style-name="T1"> mucho neutrales; son tendencias auto defensivas que buscan justificar al ego y <text:s/>perpetuar sus fronteras, en lugar de expandirlo y refinarlo. Aún existe un sentimiento limitado del ser, <text:s/>con potencial para discernir entre vicio y virtud. Aún queda la barrera del ser y no ser por superar, <text:s/>aunque no está tan marcada como en el Svadhistana y el Manipura. La armonía, el balance y la <text:s/>proporción son elementos clave que constituye el Anahata, para poder determinar aquello que es <text:s/>apropiado e inapropiado para el crecimiento espiritual. <text:s/></text:span></text:p>
      <text:p text:style-name="P6"><text:span text:style-name="T1">En el Anahata parece que hay dos hexágonos. En realidad, hay uno. Ellos parecen diferentes porque <text:s/>uno se mueve hacia la derecha o por centrifugación, y el otro se mueve hacia la izquierda o centrípeta. <text:s/>Aquí podemos ver el fundamental yin-yang o interacción centrífuga-centrípeta del universo <text:s/>funcionando dentro de la mente humana. Estos son los 12 puntos en los que los equilibrios y <text:s/>desequilibrios de la conciencia humana puede expresarse de una manera refinada. Cuando hay <text:s/>equilibrio perfecto y no hay escape a través de cualquier vórtice o vrtti en los 12 vértices, Shiva (Hunab <text:s/>Ku) siempre entra en la mente humana a través del corazón espiritual con su fuerza neutral de la <text:s/>conciencia o citishakti. Citishakti es la Conciencia que controla Shakti, la energía creativa, porque esta <text:s/></text:span><text:soft-page-break/><text:span text:style-name="T1">energía creativa divina tiene su esencia en Shiva, o Conciencia. Shiva y Shakti son como el fuego y su <text:s/>capacidad para quemar; que estén completamente y eternamente inseparables. Toda la creación en este</text:span><text:span text:style-name="T5"> </text:span><text:span text:style-name="T1">universo se debe a la actividad de Shakti y la base consciente de Shiva que silenciosamente testiga del <text:s/>juego de la creación y, al mismo tiempo que ofrecen su ser como la esencia sobre la que Shakti puede <text:s/>crear. <text:s/></text:span></text:p>
      <text:p text:style-name="P7"><text:span text:style-name="T1">El lado derecho de este plexo manifiesta la </text:span><text:span text:style-name="T5">energía</text:span><text:span text:style-name="T1"> solar o centrífuga de Shakti. El lado izquierdo de <text:s/>este plexo expresa la </text:span><text:span text:style-name="T5">energía</text:span><text:span text:style-name="T1"> lunar o centrípeta de Shakti. La fuerza centrífuga bajo el control de la <text:s/>entidad atestiguadora de Shiva se convierte en el Hijo, la expresión creativa primordial de la <text:s/>Conciencia Suprema dentro del medio humano, personal. Es por esta razón que los sabios védicos <text:s/>meditaron en el lado derecho del corazón espiritual, el nexo de donde el super-personal Atman "toca" el ser <text:s/>humano y ser personal. <text:s/></text:span></text:p>
      <text:p text:style-name="P64"><text:span text:style-name="T1">El lado izquierdo es la Madre de Dios, la shakti centrípeta que siempre trae las expresiones del Hijo (el <text:s/>flujo creativo de la </text:span><text:span text:style-name="T5">energía</text:span><text:span text:style-name="T1"> centrifugal) de nuevo a la fuerza neutral de la conciencia de Shiva. La <text:s/>fuerza centrípeta nunca deja que la fuerza centrífuga se pierda por completo en la expresión de <text:s/>multiplicidad y siempre lo trae de vuelta al centro. Juntos, en equilibrio, estas fuerzas binarias de la creación </text:span><text:span text:style-name="T5">se manifiestan</text:span><text:span text:style-name="T1"> en el ser humano en el grado que existe un equilibrio en los 12 vórtices o vrttis en <text:s/>los 12 vértices de los dos hexágonos. Cuando hay menos duplicidad, arrogancia, vanidad y el egoísmo <text:s/>(vrttis negativo), y más amor, el discernimiento y la fe (vrttis positivos), entonces el proceso de la <text:s/>unificación de la conciencia microcósmica a la Conciencia Macrocósmica de Shiva está en marcha. Es <text:s/>aquí, en el corazón espiritual de Anahata que la divinidad sin nombre puede evolucionar un nombre por <text:s/>sí mismo, para nosotros, en cada uno de nosotros. <text:s/></text:span></text:p>
      <text:p text:style-name="P66">La Dinámica de "Ka" and "Kha" con la Esperanza y la Preocupación</text:p>
      <text:p text:style-name="P61">Los vrttis o vórtices de la mente microcósmica son sonidos sutiles que resultan de la tensión de los <text:s/>movimientos mentales internos y externos. Son esfuerzos evolutivos para guiar y dirigir el <text:s/>microcosmos en su marcha hacia la unión con el Macrocósmos a través del yoga. Estos sonidos son <text:s/>sutiles, ya que son las vibraciones creadas a partir de las tensiones en el psíquico, el reino inmaterial. <text:s/>Ellos se escuchan a través de una profunda concentración. Según el tantra, son las 50 vibraciones <text:s/>mentales fundamentales de la mente humana, que cuando se les vocaliza audiblemente forman el <text:s/>alfabeto sánscrito. Estos sonidos vocales son ideas causales y no manifestadas de la Mente <text:s/>Macrocósmica. Ellos están más allá del tiempo y del espacio. Los sonidos consonantes son efectos de <text:s/>la Mente Causal que controlan la manifestación de las tendencias más tangibles de la mente <text:s/>microcósmica. Por esta razón en la meditación tántrica es muy importante meditar con mantras que <text:s/>combinan estos sonidos fundamentales con mucha consciencia. <text:s/></text:p>
      <text:p text:style-name="P59"><text:span text:style-name="T1">El sonido "ka" es el primer sonido en el 12 pétalos de loto de anahata vórtice. "Ka" es la primera <text:s/>consonante de salir de la matriz causal de sonido o logos, de Shiva. Este sonido hace vibrar la gran idea <text:s/>de la esperanza, que todo lo creado proviene de la bienaventura. En el nivel anahata de la conciencia <text:s/>somos tan conscientes de nosotros mismos y de nuestro mundo. Es importante que nuestras vidas sean <text:s/></text:span><text:span text:style-name="T5">significativas</text:span><text:span text:style-name="T1"> y útiles y que se mueven en una dirección espiritual. </text:span><text:span text:style-name="T5">La verdadera</text:span><text:span text:style-name="T1"> esperanza es el <text:s/>conocimiento práctico </text:span><text:soft-page-break/><text:span text:style-name="T1">de "Yo soy Eso". El eterno "I-Witness", el Yo-Testigo o Atman, sostiene y guía cada <text:s/>uno de mis movimientos . Es conocimiento que todo lo que venga en mi camino, viene de Shiva. </text:span></text:p>
      <text:p text:style-name="P60"/>
      <text:p text:style-name="P8"><text:span text:style-name="T1">Finalmente, este movimiento puro de "ka" se debilita y se distorsiona, a continuación, ponemos nuestra <text:s/>esperanza en cuestiones relativas, en nuestro pequeño ego, en la religión, la política, o algo. Esperanza <text:s/>se divide por la preocupación, por el temor de que nuestra estructura de realidad significativa no <text:s/>perdurará. Preocupación es la segunda vrtti del Vórtice Anahata y siempre contrarrest</text:span><text:span text:style-name="T5">a</text:span><text:span text:style-name="T1"> la esperanza <text:s/>hasta que la esperanza se perfecciona en una confianza pura en el Atman. Juntos, estos dos vrttis <text:s/>representan la dualidad fundamental de la consciencia moderna. Esperanza es "ka" , y la preocupación <text:s/>es "kha". El sonido lunar, centrípeta, e introvertido fundamental de "ha" desciende a "ka", haciéndose <text:s/>"kha". El movimiento mental perdido que se ha disipado en falsas esperanzas es llevado de nuevo al <text:s/>centro con la adición de "ha" con "ka". "Ha" tiene la capacidad por sí misma para poner cualquier <text:s/>movimiento errante microcósmica en equilibrio de nuevo . "Ha" controla el movimiento interno, <text:s/>centrípeta de la mente. "Ha" es un aspirante, justamente entre vocales finales y los primeros <text:s/>consonantes y por eso funcione como medidor por el visible y el invisible, el causal y el efecto <text:s/>manifestado. Los siguientes vrttis que continúan desarrollándose reflejan este movimiento doble de una <text:s/>consonante externamente en movimiento junto con el movimiento interno de "ha" para equilibrar el <text:s/>movimiento de esa consonante cuando se debilita. <text:s/></text:span></text:p>
      <text:p text:style-name="P11">La Esperanza <text:s/></text:p>
      <text:p text:style-name="P19"><text:span text:style-name="T1">La función de la mente microcósmica es ser el medio entre la identidad interna y la externa, sea esta <text:s/>física, psíquica o espiritual. El Manipura, con sus apetitos y apego ciego, intenta que los objetos <text:s/>deseados se conviertan en realidad. Con las cualidades del Anahata, previamente descritas, uno espera <text:s/>encontrar un vrtti que ayude a convertir el deseo o impulso en una realidad más discernida y menos <text:s/>impulsiva. La esperanza es la creencia interna de que aquello que uno </text:span><text:span text:style-name="T5">verdaderamente</text:span><text:span text:style-name="T1"> y profundamente <text:s/>necesita, va a manifestarse en la realidad. A través de la esperanza más pura no se da la manipulación <text:s/>de la voluntad para hacer suceder algún acontecimiento; más bien el ser confía en el poder de la fe para <text:s/>materializar dicho anhelo. Por tanto, el medio de actividad de este vrtti (así como de otros en el <text:s/>Anahata) no son los órganos motores ni sensoriales, ni la imposición de la voluntad, sino la eminencia <text:s/>del pensamiento intuitivo. Desde luego, los deseos de la gente frecuentemente son triviales y egoístas, <text:s/>debido a la reciente incorporación de los vrttis del Manipura al Anahata. La propensión de la esperanza, <text:s/>potencialmente tiene la sublime función de dar al ser un sentimiento interior de "saber", sin necesidad <text:s/>de ninguna evidencia empírica o sensorial. Cuando el Anahata es purificado tiene la capacidad de <text:s/>entender el significado e ideal de la forma en su sentido más profundo. Cuando existe un corazón puro, <text:s/>uno puede intuir el significado subyacente de una situación determinada. Aquí, el propio pensamiento <text:s/>elevado, puede apreciar las sutiles intenciones cósmicas de la Mente Macrocósmica, sus pensamientos <text:s/>que constantemente se convierten en nuestra realidad. Un sentido interno de certidumbre se genera a <text:s/>partir de este conocimiento, junto </text:span><text:soft-page-break/><text:span text:style-name="T1">con la creencia de que el bien prevalecerá de alguna manera, aún <text:s/>cuando existan limitaciones de la voluntad personal que traten de forzarlo. El poder de la fe o esperanza <text:s/>es una de las capacidades más profundas de la mente humana. La razón por la cual la fe ha sido tan <text:s/>considerada como una gran virtud por todas las así llamadas "religiones principales", es porque coloca al <text:s/>poder de la voluntad dentro de una fuerza más grande que el ego individual y su sensación de autoría <text:s/>de la acción. Con esto, ayuda a llegar a la comprensión de que la voluntad cósmica es suprema, e <text:s/>incrementa aún más la fe en la benevolencia del orden moral cósmico. Esta certidumbre intuitiva </text:span></text:p>
      <text:p text:style-name="P49">inspira al ser a trascender la confusión y la ansiedad incesante de una entidad separada de la divinidad <text:s/>Shiva-Shakti, el Ser Supremo. <text:s/></text:p>
      <text:p text:style-name="P12">La Preocupación <text:s/></text:p>
      <text:p text:style-name="P20"><text:span text:style-name="T1">La esperanza le permite a uno tener la convicción de que el propio bienestar está a cargo de la Mente <text:s/>Macrocósmica. Por lo tanto uno es aliviado de la carga perpetua de un ser limitado, temeroso, siempre <text:s/>ansioso y luchando por asegurar su identidad, coaccionando y moldeando el mundo objetivo a su <text:s/>voluntad con el fin de reafirmarla; la preocupación hace exactamente lo contrario. Cuando uno está <text:s/>preocupado o excesivamente inquieto por algún acontecimiento o problema interno, es porque hay una <text:s/>falta de fe o esperanza en que las cosas saldrán bien. Uno cree que las presiones externas o las <text:s/>deficiencias internas son los factores causales que regulan la vida, en lugar de que sea un orden oculto e <text:s/>inteligente. Es por esta preocupación sobre la preponderancia de las circunstancias externas y la falta de <text:s/>confianza y fuerza interior, que un ego tambaleante puede recurrir a sus métodos habituales de <text:s/>reafirmación. En lugar de confiar en el Dharma o Tao para resolver las circunstancias, el ego separado y <text:s/>preocupado regresa a utilizar su propia y aislada voluntad a través de los mecanismos más burdos del <text:s/>intelecto y los órganos motores. En lugar de que el ego confíe en la guía del "yo" eterno, o su <text:s/>conciencia, utiliza su propia mente objetiva (Chitta) para intentar cumplir su propósito. Aquí, el fulcro <text:s/>se ha cambiado hacia el polo negativo. Las presiones y tensiones externas de una conciencia más <text:s/>compleja no están siendo dirigidas hacia la propia inteligencia superior, por lo que los mecanismos <text:s/>sutiles (esperanza, discernimiento o juicio racional) no están siendo utilizados para lidiar con las <text:s/>situaciones estresantes. En lugar de esto, el ego se apoya en sus patrones anteriores de comportamiento <text:s/>para enfrentar las luchas más complejas, propias de una conciencia superior. Aquí tenemos una <text:s/>discordancia, ya que una mente, aun cuando sea capaz de funcionar a través de un pensamiento <text:s/>abstracto y profundo, utiliza estas capacidades únicamente para pensar en las dificultades, mientras que <text:s/>usa solamente sus habilidades inferiores para pensar en las posibles soluciones. Dicho paradigma <text:s/>representa exactamente el conflicto de la etapa actual </text:span><text:span text:style-name="T5">de la evolución</text:span><text:span text:style-name="T1"> humana. La conciencia de la masa <text:s/>se encuentra desarrollándose entre los niveles del Manipura y el Anahata. Aunque existe un alto grado <text:s/>de esta recién descubierta auto conciencia e inteligencia racional, ésta aún no entiende su verdadero <text:s/>significado (así como el de los otros), ni cómo aplicar este conocimiento en el mundo. ¿De qué otra <text:s/>manera puede explicarse cómo una humanidad inteligente y relativamente civilizada utiliza su astucia y <text:s/>conocimiento tecnológico para explotar despiadadamente la naturaleza, la economía y para </text:span><text:soft-page-break/><text:span text:style-name="T1">hacer <text:s/>guerras por petróleo? El salto a la conciencia del Anahata constituye ciertamente una gracia salvadora <text:s/>para la humanidad, sin embargo, si esta nueva conciencia no incorpora e integra las estructuras <text:s/>mentales previas (del Manipura y el Svadhistana), surgirán problemas mentales como el egoísmo, la <text:s/>represión y la duplicidad. Lo anterior será un tema común en el Vórtice Anahata : si uno utiliza su <text:s/>inteligencia superior para continuar desarrollándose psicológica y espiritualmente, o si esa inteligencia <text:s/>simplemente se convierte en una herramienta para exacerbar, explotar y perpetuar los vrttis impulsivos <text:s/>del Manipura (ambición, apego ciego, sadismo, etc.). <text:s/></text:span></text:p>
      <text:p text:style-name="P13">La Dinámica de "Ga" y "Gha" con el Esfuerzo y el Afecto. </text:p>
      <text:p text:style-name="P14"/>
      <text:p text:style-name="P21"><text:span text:style-name="T1">El corazón espiritual es el Anahata. Anahata significa "no agarrarse." Es el nivel intuitivo de la mente <text:s/>que empieza a entender que hay una inmensidad infinita y dignidad dentro de sí mismo y puede <text:s/>comenzar a dejar de lado los apegos ciegos causados por un sentimiento subyacente de miedo e <text:s/>inseguridad. La Mente Intuitiva de Anahata vibra en sintonía con el Factor aérea, una forma de materia <text:s/>muy fina o prana que manifiesta sus intenciones hacia la forma. Cuando está completamente purificada <text:s/>este prana ya no tiene que vibrar con los vrttis o vórtices de la mente. La respiración se detiene por <text:s/>completo. Uno es vacío de la forma, pero lleno de felicidad infinita. Se </text:span><text:span text:style-name="T5">escucha</text:span><text:span text:style-name="T1"> el "logos" interior de <text:s/>Shiva, todos los sonidos que componen Om, y ve cómo finas vibraciones de prana manifiestan todo el <text:s/>universo material. Estas vibraciones rítmicas o "cuerdas" o impulsos de prana se derivan de los sonidos <text:s/>"raíz" de la Mente Causal, el logos de Shiva. Algún día, el genio humano será capaz de mapear e <text:s/>incluso cuantificar estas vibraciones finas que forman el llamado "vacío cuántico". Entonces, los seres humanos comenzaran a entender los secretos de las dimensiones entre la mente y la materia. Hasta este <text:s/>aplacamiento del corazón espiritual, los vrttis del Anahata seguirán guiando y desarrollar nuestra <text:s/>conciencia hacia este entendimiento. Estos finos sonidos de los vrttis vibrarán la mente </text:span><text:span text:style-name="T5">e intentan</text:span><text:span text:style-name="T1"> </text:span><text:span text:style-name="T5">regular</text:span><text:span text:style-name="T1"> el sistema endocrino y nervioso para que puedan desarrollar las funciones superiores. El <text:s/>tercero y cuarto vórtices de Vórtice Anahata son controlados por los sonidos "ga" y "gha". "Ga" <text:s/>manifiesta una tendencia a la auto-expansión y el desarrollo de las cualidades latentes, y "gha" <text:s/>manifiesta una tendencia hacia lo profundo, afecto humano , o el amor. Antes de la manifestación de la <text:s/>vrtti de expansión, el "esfuerzo" de la mente es realmente la expansión del ego basado en conquistas de <text:s/>espacio físico y material o adquisiciones de significado mental para la personalidad temerosa, <text:s/>dominada por el ego separado. Este es el mundo de la acción y la reacción. El ego separado siempre <text:s/>está tratando de encontrar el significado y la seguridad para compensar su aislamiento y el miedo. Uno <text:s/>trata de encajar en los sistemas sociales y económicos con los patrones ya hechos. Estos patrones más a <text:s/>menudo no armonizan con el orden cosmológico y sufrimos reacciones en consecuencia. Con el vrtti de <text:s/>esfuerzo en Anahata las cualidades latentes de la mente Macrocósmica, el repositorio de conocimiento <text:s/>infinito, omnisciente, puede empezar a manifestarse. Nuevas cualidades, intereses y deseos sutiles <text:s/>comienzan a manifestarse en la personalidad. Es un instinto psíquico que nos dirige hacia un mayor <text:s/>significado a nivel intuitivo de la mente. ¿De dónde vienen tus deseos espirituales y creativos, y cuándo <text:s/>exactamente empezaron? ¿Qué fuerza oculta te dirige hacia ciertas personas, ciertos lugares, libros, o <text:s/>prácticas que </text:span><text:soft-page-break/><text:span text:style-name="T1">abrieron tu vida espiritual interior? En el nivel intuitivo de la mente nos damos cuenta de <text:s/>que hay una inmensidad interior que realmente está viviendo nuestras vidas y realmente sabe cómo <text:s/>hacerlo. Uno sólo tiene que convencer al ego separado para ir junto con el flujo. "Gha", la vibración <text:s/>que regula el afecto, es el contrapeso de la expansión, o "ga". El conocimiento a través de la expansión <text:s/>de la mente es útil para resolver los problemas existenciales y es imperativo que este conocimiento se <text:s/>desarrolle en todas las esferas de la existencia- físico, social, psicológico y espiritual. Sin embargo, <text:s/>ninguna forma de conocimiento está completa sin amor, sin un propósito más humano de este <text:s/>conocimiento. A nivel de anahata, la razón y el afecto aún no se han separado. La cabeza y el corazón <text:s/>son uno. Y es posible que todas las cualidades y la inteligencia humana más finas nos puedan servir no <text:s/>para una destrucción colectiva acelerada, sino hacia el amor universal y la justicia. Es sólo cuando el <text:s/>calor del amor humano falta que la mente se convierte en una mente rebelde que siempre se devora a sí <text:s/>misma ya los demás y se mantiene a si misma para siempre separada del orden intuitivo de la existencia. El conocimiento espiritual sin el desarrollo de las más finas cualidades de amor en la <text:s/>personalidad es una imposibilidad. Este nivel de afecto no es </text:span><text:span text:style-name="T5">una compasión</text:span><text:span text:style-name="T1"> universal, porque todavía <text:s/>hay necesidades sutiles de significado personal. Sin embargo, el desarrollo de estas funciones emotivas <text:s/>más elevadas, eventualmente nos conduce hacia el amor universal o la compasión, la cualidad del <text:s/>Vórtice Vishuddha (5 o), un aún mayor nivel de la conciencia humana. Aquí, uno está tan cerca del <text:s/>Atman que quedan pocas o ninguna necesidades personales y uno sólo ama sin ninguna expectativa o <text:s/>deseo de reciprocidad. Cuando Anahata es purificado se convierte en un conducto directo para la Mente <text:s/>Causal de Vishuddha. <text:s/></text:span></text:p>
      <text:p text:style-name="P10">Esfuerzo <text:s/></text:p>
      <text:p text:style-name="P50">El vrtti de esfuerzo se refiere a la voluntad para desplegar las cualidades dormidas de la personalidad. <text:s/>Vemos que con el nivel creativo de Manipura existe la posibilidad de pensar en una manera profunda y <text:s/>significativa. Mediante esta habilidad sublime, la mente puede sondear los terrenos más profundos del potencial del pensamiento para descubrir y crear nuevos modos de ser para sí, que lleven más allá la <text:s/>expansión del potencial humano y del conocimiento de la existencia. En el Manipura aún estaba <text:s/>presente el hambre impulsivo de expandir la mente en relación con su mundo externo-conceptual. Con <text:s/>el vrtti del esfuerzo, la mente puede expandirse no solamente mediante la asimilación mayor de su <text:s/>entorno, sino encontrar un camino interior a través de cualidades intuitivas que amplían e iluminan el <text:s/>concepto del ser. Es un esfuerzo para descubrir quiénes somos realmente en el interior. Ahora que hay <text:s/>una mayor presencia del Mahat (consciencia profunda de "yo existo" reflejado en la mente) y por lo <text:s/>tanto de intuición, con su correspondiente decremento en el intelecto exteriorizado, la mente comienza <text:s/>a preguntarse qué es en realidad el "yo". En esta etapa, la personalidad está muy consciente de las <text:s/>tendencias impulsadas por el ego limitado, y busca conocer la realidad e identidad detrás de dichas <text:s/>limitaciones. Solamente cuando el ego limitado se ve frustrado con su expansión externa y claramente <text:s/>ve sus propias ataduras, se despierta el deseo de desarrollar su potencial completo. Aquí uno ve <text:s/>realmente que la vida de preocupación incesante, ambición y apego no es el verdadero Ser. A través de la <text:s/>manifestación del Mahat y la intuición, uno <text:soft-page-break/>puede ver más allá de todo este conflicto y preguntarse: <text:s/>¿quién es el que ve todo esto? Hay un ojo tranquilo en medio de la tormenta del ser y uno comienza a <text:s/>desear saber qué es y cómo llegar a él. Este esfuerzo es simplemente el deseo de entender el Tao o <text:s/>Dharma. Sin embargo, dicho movimiento es un esfuerzo para llegar a la realización personal relativa, y <text:s/>no a la realización absoluta. El ego aquí asume las cualidades e identidad necesaria para vivir de <text:s/>acuerdo a una comprensión y experiencia más profunda de la existencia. No se trata todavía del <text:s/>establecimiento en la vida intuitiva, pero sí del movimiento hacia ella. En lugar de que el ego tenga una <text:s/>imagen de sí mismo de acuerdo a sus deseos externos, despliega las cualidades que ayudan a la <text:s/>orientación psico-espiritual. Estas cualidades son necesarias para entender las propensiones inferiores, <text:s/>aceptarlas, e integrarlas en un nuevo auto concepto más refinado. Ejemplos de estas cualidades son una <text:s/>conciencia agudizada, el dejar de juzgar a sí mismo y a los demás, la aceptación, la compasión, la <text:s/>moral y una determinación indestructible para llegar a expresar estas cualidades completamente. <text:s/>Mientras discutimos este crecimiento del ser es necesario mencionar los tres procesos que regulan el <text:s/>despliegue de propensiones superiores para incorporar y compensar las inferiores. Éstos son <text:s/>recapitulación, transmutación e integración. Se puede ver claramente ahora cómo los niveles sucesivos </text:p>
      <text:p text:style-name="P22"><text:span text:style-name="T1">de desarrollo crecen a partir de niveles previos y que los vrttis de los vórtices superiores son <text:s/>expresiones similares, aunque más refinadas, de los vrttis inferiores; los vrttis se recapitulan en un <text:s/>modus operandi sucesivamente más sutil. La mente aún no está entrando en un territorio <text:s/>completamente nuevo; las cosas solo están siendo replanteadas en una forma distinta. Por ejemplo, este <text:s/>esfuerzo no es impulsivo como su predecesor, la ambición (en el Manipura), pero ambos tienen que ver <text:s/>con la expansión psíquica. Debido a que se trata de tendencias más conscientes y elevadas que <text:s/>corresponden a niveles más sutiles de existencia, se da necesariamente una transmutación de energía, <text:s/>ya que ésta, que antes era utilizada en la expresión de lo más bajo, se mueve ahora hacia lo más alto. El <text:s/>esfuerzo requiere paciencia y una conciencia profunda, no una actividad voluntariosa y forzada como <text:s/>se da en la ambición. Los vrttis son tendencias arraigadas, instintos psíquicos que han evolucionado <text:s/>para servir un propósito en este proceso de crecimiento y, por consiguiente, esta transición de lo viejo a <text:s/>lo nuevo no es inmediata. Lo nuevo tiene que nacer y lo viejo tiene que seguir </text:span><text:span text:style-name="T5">afirmándose</text:span><text:span text:style-name="T1">. Este <text:s/>cambio en la evolución mental requiere por tanto de una conversión tremenda de energía. El proceso <text:s/>ocurre inconscientemente a través de una facultad guía, innata y expansiva, así como de la voluntad y <text:s/>la elección. Uno puede decidir continuar y escuchar la voz interior que nos lleva a la transmutación; o <text:s/>lo contrario, aunque esto último siempre traerá problemas. Un factor necesario para la transmutación <text:s/>exitosa de la energía psíquica es la integración. Lo viejo tiene que ser incorporado a lo nuevo. Toda <text:s/>expresión previa de energía tiene que ser dirigida completamente a una facultad nueva; del otro modo, <text:s/>la mente sufrirá un rompimiento y generará expresiones opuestas. Este quiebre puede llevar a la <text:s/>duplicidad, a una regresión hacia las formas de comportamiento anteriores, o a una represión de las <text:s/>tendencias inferiores por las superiores. Para usar nuestro ejemplo anterior, la personalidad <text:s/>espiritualmente orientada, propulsada por el vrtti del esfuerzo, puede reprimir sus tendencias <text:s/>ambiciosas de su estado consciente; sin embargo, éstas van a seguir teniendo </text:span><text:soft-page-break/><text:span text:style-name="T1">su momentum energético <text:s/>para reafirmarse inconscientemente. Esta persona puede, como consecuencia, expresar duplicidad o <text:s/>hipocresía, al hablar de una manera e inconscientemente actuar de otra. Una disociación psicológica <text:s/>similar entre lo inferior y lo superior se mencionó en la discusión sobre la preocupación, y continuará <text:s/>exponiéndose cuando hablemos de los vrttis de vanidad, egoísmo, duplicidad y argumentación, ya que <text:s/>todas estas tendencias denotan una integración incompleta de los vrttis bajos, en los intuitivos, auto reflexivos y magnánimos potenciales del Anahata. La disociación entre las recién emergidas tendencias <text:s/>y los antiguos patrones de comportamiento produce lo que la psicología clásica ha denominado "la <text:s/>sombra". La sombra no reside en un kosa en particular, en otras palabras, no se trata de un estrato <text:s/>mental. Es un mecanismo predeterminado de integración de un nivel mental-emotivo en el <text:s/>siguiente. <text:s/></text:span></text:p>
      <text:p text:style-name="P23"><text:span text:style-name="T1">Todo aquello que no haya sido aceptado e integrado, y por lo tanto ha sido reprimido o suprimido, pasa <text:s/>a ser relegado a una sombría categoría de "no- yo". Por ejemplo, si la mente no tiene la fuerza para <text:s/>realizar el salto del Svadhistana (segundo vórtice) al Manipura (tercera vórtice), los vrttis entrópicos <text:s/>del Svadhistana se convierten en la sombra de una mente ambiciosa y vigorosa que está tratando de <text:s/>funcionar en el Manipura. Atrás de estas tendencias vigorosas y autocráticas </text:span><text:span text:style-name="T5">quedan</text:span><text:span text:style-name="T1"> toda la estaticidad y <text:s/>entropía de los conflictos en el Svadhistana. La personalidad, movida por el exterior, puede suprimir <text:s/>sus tendencias asociadas con la inseguridad y falta de confianza en </text:span><text:span text:style-name="T5">sí mismo</text:span><text:span text:style-name="T1">. Del mismo modo, si el <text:s/>salto hacia el Anahata no se completa, como en nuestro ejemplo previo, los vrttis que constituían la <text:s/>personalidad anterior en el Manipura se convierten en la sombra. </text:span></text:p>
      <text:p text:style-name="P24"/>
      <text:p text:style-name="P51">Afecto <text:s/></text:p>
      <text:p text:style-name="P25"><text:span text:style-name="T1">El afecto de un ser sutil y sensible hacia otro, como se expresa en esta tendencia, no es el deseo intenso <text:s/>de consumir y poseer al otro con el fin de gratificar los propios apetitos. El diálogo interpersonal a <text:s/>nivel del Anahata tiene un afecto mutuo, inter-subjetivo, en el cual existe un amor basado en las <text:s/>cualidades humanas profundas del otro, sin embargo, no está completamente privado de egoísmo. Aquí <text:s/>persiste el deseo de apoyarse en las cualidades del otro debido a que se les asigna un significado <text:s/>profundo (artha). Esta forma de apego no se genera para saciar el hambre de expansión externa, sino <text:s/>que se trata de un cariño hacia alguien, basado en la forma conmovedora y profunda en que ésta <text:s/>persona nos afecta. En el afecto, el corazón de uno es tocado por otro. Las cualidades internas del <text:s/>amado son amadas por medio de las cualidades internas de quien ama. En este diálogo, el amado es <text:s/>considerado por quien realmente es, y el amante ejercita y descubre más sus profundas cualidades <text:s/>afectivas. El amor humano, ya sea íntimo y romántico, familiar, o fraternal, posee un efecto tremendo <text:s/>sobre nosotros, ya que libera nuestros corazones del auto encierro; pero, al mismo tiempo, nos sostiene <text:s/>solamente de aquéllos a quienes amamos personalmente. El afecto necesita estar perfectamente <text:s/>balanceado para poder traer felicidad, de lo contrario, conlleva sufrimiento. Trae alegría cuando la <text:s/>consideración que tenemos por otros supera nuestros deseos egoístas, cuando nos propulsa más allá del <text:s/>interés propio. Sin embargo, cuando es explotado, siempre genera dificultades. Esto sucede cuando se <text:s/>le da importancia al significado personal que nos da y la continua demanda de este, se pone en lugar de <text:s/>las verdaderas necesidades de la otra persona. </text:span><text:soft-page-break/><text:span text:style-name="T1">Muchos aman solamente para recibir amor y <text:s/>reconocimiento de los demás, sin dar ellos mismos mucho de su parte. Solamente cuando el afecto <text:s/>alcanza una sinergia funcioishaleckhart@gmail.comnal o simbiosis, donde ambos, amado y amante, <text:s/>intercambian roles libre y armoniosamente, dando y recibiendo, es que una persona puede <text:s/>verdaderamente comenzar a darse cuenta de la función más elevada del amor. El amor humano, en <text:s/>todas sus formas, es una intimación, una expresión emergente del amor divino. El amor es la única <text:s/>semilla de la espiritualidad. Alguien que ama ve el poder que tienen sus fuerzas emotivas sobre la <text:s/>transformación de otro. Una vez que la persona se siente digna de ser amada por otros, desarrolla una <text:s/>noble auto-confianza y un auto-respeto, o auto-conciencia respetuosa, que le permite amar libremente, <text:s/>sin miedo, egoísmo, demandas egoístas, ni la imposición de sus necesidades personales. ¿No son acaso el miedo, egoísmo, y nuestras demandas personales e insistencia, las tendencias que reflejan una <text:s/>verdadera falta de confianza, </text:span><text:span text:style-name="T5">autoconciencia</text:span><text:span text:style-name="T1"> y auto respeto y, por lo tanto, una falta de amor? Sólo una <text:s/>mente fuerte e integrada puede amar verdaderamente. En este nivel de integración personal, uno <text:s/>entiende cómo el amor es un elemento esencial, el elixir mágico para el crecimiento del alma, capaz de <text:s/>aliviar todo el miedo, egoísmo y sufrimiento en la vida. Uno ve cómo su ser ha sido transformado por <text:s/>él y no puede sino querer compartirlo con otros. Esta es la culminación del amor personal: amar sin <text:s/>tener cadenas y sin esperar nada a cambio. El amor deja de ser un mero sentimiento o necesidad <text:s/>personal y se convierte en un principio espiritual cargado del significado y poder más profundo. <text:s/>Cuando esta etapa es alcanzada, una forma de amor aún más profunda y universal puede comenzar a <text:s/>surgir. Esta tendencia más exaltada se encuentra en el Vishuddha (quinta vórtice). El amor y el afecto <text:s/>comienzan en el Anahata, pero alcanzan su expresión más completa en el Vishuddha; aquí, el afecto <text:s/>como artha (significado personal) se transforma por completo en Dharma (significado esencial y universal). Al final hay solo un Amigo, en muchos colores y lugares, que se mueve a través de amor <text:s/>infinito detrás de cada una de nuestras caras. <text:s/></text:span></text:p>
      <text:p text:style-name="P12">La Vanidad <text:s/></text:p>
      <text:p text:style-name="P26"><text:span text:style-name="T1">El orden de los vórtices o vrttis de la mente </text:span><text:span text:style-name="T5">microcósmica</text:span><text:span text:style-name="T1"> se mueve desde lo sutil a lo denso o interna <text:s/>hacia la externa. El orden del alfabeto sánscrito se mueve de las vocales más profundas en la garganta <text:s/>hacia los sonidos gradualmente hechas más adelante en la boca; desde el gutural hacia los sonidos <text:s/>labiales. El alfabeto, como el orden de vrttis, comienza con los sonidos de las vocales que son eternas y <text:s/>más allá del tiempo, y continuando con la sucesión de consonantes, que se mueven en el tiempo. "A", <text:s/>por ejemplo, puede sonar constantemente, sin pulsaciones o hace una pausa por la lengua, mientras que <text:s/>una consonante como "ga" o "ca" requiere pausas y repeticiones de la lengua. La pulsación es la marca <text:s/>de tiempo, la "medición mental de la movilidad de la acción." Este es un ejemplo muy interesante de cómo se imitaba el orden macrocósmico interna, intuitiva y repitió en el cuerpo físico del microcosmos. <text:s/>Estos vórtices son matrices causales o "cuerdas." Son adaptaciones de la mente para actuar de acuerdo <text:s/>con varias capas de densidad. Ellos vibran en ciertos planos elementales cuya expresión final es <text:s/>siempre la manipulación de la materia a través del cuerpo físico. Estos vórtices se rompen a </text:span><text:soft-page-break/><text:span text:style-name="T1">través de <text:s/>estos planos energéticos más altos, explotan en la mente un incendio, y causan una explosión <text:s/>correspondiente en el cuerpo moviendo el cerebro para disparar hormonas y neurotransmisores. Cada <text:s/>vórtice de sonido tiene su único propósito y función. Desde una perspectiva espiritual, podemos <text:s/>clasificar las como pro-materia o pro-espíritu. Un vórtice que es pro-materia se bloqueará la mente en <text:s/>el cuerpo físico con más crudos pensamientos y las pasiones más bajas. La energía mental se <text:s/>transforma en expresión física. Un vórtice pro-espíritu equilibra la química del cuerpo, de tal manera <text:s/>que la mente y el cuerpo son plácido y tranquilo y capaz de concebir y sentir el funcionamiento de los <text:s/>cielos, los planos sutiles de la existencia. Esto permite que la mente se metamorfosea, finalmente, en <text:s/>la sustancia original de la Conciencia. El Anahata es un equilibrio de estas tendencias internas y <text:s/>externas. <text:s/></text:span></text:p>
      <text:p text:style-name="P27"><text:span text:style-name="T1">La mitad son "positivos" y la otra mitad son "negativos" o pro-espiritual y pro- material. Las <text:s/>tendencias negativas bloquean la mente y el cuerpo en patrones egocéntricos de pensar y sentir. La <text:s/>naturaleza inferior todavía no está convencido de su sentido más verdadero de la existencia y todavía <text:s/>mantiene y defiende su separación, su vanidad. Las tendencias positivas toman la personalidad <text:s/>aspirante sincero en los niveles más profundos del pensamiento humanista y el tiempo espiritual y <text:s/>sentimiento. El quinto vrtti del anahata vibra con el sonido "na", la gutural "na". Las diversas "n" <text:s/>sonidos guturales, el, el paladar, la cerebral, y los sonidos dentales "na" no se combina con una <text:s/>"ha"sonido, como las consonantes. Ellos no salen, por así decirlo, y no necesitan la "ha" centrípeta para <text:s/>traerlo de vuelta. En cambio, todos los sonidos "na" se refieren a ciertos estados egocéntricos <text:s/>generalizadas de la mente que generan desde el núcleo del yo que está determinada por y constituido <text:s/>por el resto de los vórtices duales. Para entender este punto, el quinto vrtti de anahata, la gutural "na", <text:s/>controla la expresión de autoestima, que es siempre en mayor o menor grado una expresión de amor <text:s/>propio. Cuando la expresión es refinado y audaz, es una forma de auto-respeto. Cuando la persona no <text:s/>tiene confianza, entonces es siempre tiende a la vanidad. En vez de ser expresiones con un contrapeso <text:s/>como las otras consonantes, los sonidos "na" son más como estados o actitudes del ego generalizadas. <text:s/>Los otros sonidos "na", también son estados puramente egocéntricas de ser como la hipocresía, la envidia y la ambición, que corresponden a los sonidos palatal, cerebral y dental "na". Las repeticiones <text:s/>de 4 consonantes seguidos por "na" continúan a través del Anahata y hacia abajo en el Manipura (3 o <text:s/>vórtice). Esto crea un patrón de 1-2-3-4 - "n" eutral-1-2-3-4-"n"eutral ¼ y así sucesivamente. El ritmo <text:s/>se fusiona de nuevo en el nucleo neutral, y recibe nuevo impulso del </text:span><text:span text:style-name="T5">núcleo</text:span><text:span text:style-name="T1">. Esto también puede ser <text:s/>descrito como un ritmo de centrípeta centrífuga, centrípeta, centrífuga, neutral y así sucesivamente. Las <text:s/>ideas de los sonidos de los vrttis vibrando a ciertos tonos con ciertos patrones rítmicos dan margen para <text:s/>la especulación y profunda investigación sobre la "música" fundamental del universo y como tal <text:s/>nuestra estética humana puede reflejar este orden armónico fundamental. Así que ahora está claro que <text:s/>la mente y la personalidad afectada por las tendencias del anahata son profundamente conscientes de sí <text:s/>mismos, tendencias ideativas que llevan a la persona a un concepto más abstracto pero congruente. El <text:s/>concepto de sí mismo en el nivel de anahata no es tanto definida por el cuerpo físico, sus impulsos, y los <text:s/>elementos más groseros de su entorno. La mente y la personalidad se </text:span><text:soft-page-break/><text:span text:style-name="T1">abstrae de estos niveles y su <text:s/>enfoque es más mental e ideológico. La personalidad es informado por el profundo y abstraído <text:s/>pensamientos de "¿quién soy yo en esencia, condicionado por mi entorno?", O "¿qué es lo que <text:s/>realmente siento." La Vanidad representa el triunfo egoísta del individuo sobre la atracción hacia el <text:s/>exterior del entorno social. El entorno social exige la conformidad y la presentación del mismo a la <text:s/>colectividad. El proceso de individuación, por el contrario, es el descubrimiento de la verdadera <text:s/>identidad de la persona. Esto representa el esfuerzo del individuo para superar el miedo de su propia <text:s/>alienación social, así como la censura social para alejarse de los paradigmas sociales dominantes que <text:s/>han condicionado la emergencia, evolución de auto en auto-conceptos limitados y los límites sociales <text:s/>estrechos. Este proceso es natural y saludable en la evolución de la mente hacia Espíritu, sino que <text:s/>busca el conocimiento sin límites, el bienestar y la felicidad de su esencia fundamental, no <text:s/>condicionado, y no creado. Vanidad, sin embargo, representa el proceso incompleto y parcial de la <text:s/>individuación. Vanidad mira hacia atrás en su crecimiento y logros a la fuerza entrópica de la <text:s/>conformidad, la inseguridad, la vergüenza y la debilidad de un sentido de auto-satisfacción y logro <text:s/>orgulloso. En lugar de encontrar su fundamento en el Espíritu puro o en su relación dinámica con el <text:s/>Espíritu, el ego asegura un lugar para sí mismo en sus propias cualidades, habilidades, logros, y las <text:s/>palabras y los símbolos auto-referenciales. En otras palabras, el ego se identifica con orgullo sólo con el objetivo, relativo, y cualidades siempre cambiantes que el color y calificar la sensación pura de que en <text:s/>lugar de la "puro y eterno I" en sí. Sin embargo, la vanidad no implica la identidad limitada del ego con <text:s/>sus propias cualidades. Calificación y atadura de la que no necesariamente significa el orgullo y la <text:s/>vanidad. En cambio, la vanidad es el engrandecimiento y la identificación exclusiva del ego con sus <text:s/>propias cualidades. El proceso de la evolución a través de toda la parte, o el Macrocósmos convertirse a <text:s/>través del microcosmos, se ignora. El ego ve sus cualidades objetivas y logros orgullosos como su <text:s/>subjetividad, ya que su identidad fundamental. Es más que la confusión del sujeto con el objeto sin <text:s/>embargo, como el sentido de hacedor (ego o Aham) está alienado y encapsulado del resto del ser <text:s/>mental. Aquí el ego no reconoce su, estructura psicológica mental, completa y no toma en cuenta las <text:s/>fuerzas evolutivas sutiles que tratan de expresar y </text:span><text:span text:style-name="T5">manifestar</text:span><text:span text:style-name="T1"> a través del individuo. El individuo en <text:s/>vez ve su propio ego como el origen y el principio y el fin de toda la existencia: "Yo soy el centro del <text:s/>universo". El verdadero yo es puro, incondicional y libre. Las fuerzas de Prakriti generan todas las <text:s/>cualidades para ese asunto. </text:span><text:span text:style-name="T5">La</text:span><text:span text:style-name="T1"> vanidad no es la confusión del sujeto con cualidades objetivas. El "yo" cualificado y mezcla de cualidades objetivas se equivoca como el centro de la identidad. No es de <text:s/>extrañar que la vanidad y el orgullo son universalmente considerados el mayor error y defecto posible <text:s/>para los seres humanos. El proceso Macrocosmic de la evolución y cada vez a través del microcosmos <text:s/>es usurpado por el ego limitado con su reclamación a la autoría de este proceso. Un hecho que muchas <text:s/>personas no se dan cuenta es que la vanidad es una debilidad. Su fácil para uno equivocada ver cómo la <text:s/>gente se lleva a cabo con la vanidad son personas realmente fuertes y valientes. Sin embargo, si uno <text:s/>mira más profundamente en la dinámica y los orígenes de la vanidad se va a entender claramente que la <text:s/>vanidad es una compensación por la incertidumbre y el miedo y un hogar para la ambición y la <text:s/>compulsión. En otras palabras, la vanidad representa la calificación de una </text:span><text:soft-page-break/><text:span text:style-name="T1">mente más inteligente y <text:s/>consciente por parte de los complejos no resueltos asociados con el vrttis del propensiones Manipura <text:s/>(3er vórtice) Svadhistana (segundo vórtice) y. El conflicto de la duda, la vergüenza y el miedo por la <text:s/>ambición, el apego ciego y sed de logros en el campo de batalla del Manipura busca un refugio en una <text:s/>forma más elevada e inteligente de la conciencia en el anahata. Vanidad es la compensación y <text:s/>apaciguamiento del conflicto, poniendo la energía psíquica de uno en mayores cualidades y los <text:s/>componentes del mismo. Una noción más abstracta del autorreconocimiento emerge como la gloria del <text:s/>yo interno, con sus ideas de auto-reflexión de sí mismo se embellecen. Aquí, la identificación con la <text:s/>propia psique se convierte en el canal para la energía psíquica o el impulso y la inspiración de la mente. <text:s/>El ego puede aún calificar misma con sus logros externos, pero es la internalización de estos logros por <text:s/>una identidad separada abstraídos de su entorno que pone el foco de la conciencia. La liberación de la <text:s/>identidad desde el cuerpo y el medio ambiente es el sumo bien de la vida humana si el proceso se lleva <text:s/>hasta el final sin crear separación. La mayoría de nosotros estamos en algún punto intermedio, dándose <text:s/>cuenta de que tenemos una identidad trascendente, separado de mundo y el cuerpo, pero todavía <text:s/>estamos contradictoriamente asociando la noción abstracta de "Yo" con las cualidades objetivas del <text:s/>mundo y el cuerpo, y por lo tanto estamos sujetos a las nociones imaginarias del "yo y lo mío." <text:s/></text:span></text:p>
      <text:p text:style-name="P10">La Dinámica de "Ca" y "Cha" en el Discernimiento y la Depresión <text:s/></text:p>
      <text:p text:style-name="P28"><text:span text:style-name="T1">En la fase de la involución, Shiva, la conciencia infinita, ha sido transformada por su inmortal consorte <text:s/>Shakti, la energía creativa divina, en todo lo que está en este universo. Shiva es luz puro </text:span><text:span text:style-name="T5">mientras</text:span><text:span text:style-name="T1"> que <text:s/>Shakti es la </text:span><text:span text:style-name="T5">gravedad</text:span><text:span text:style-name="T1"> que </text:span><text:span text:style-name="T5">aparentemente</text:span><text:span text:style-name="T1"> doble trajectorias de luz </text:span><text:span text:style-name="T5">e intenta</text:span><text:span text:style-name="T1"> </text:span><text:span text:style-name="T5">atrapar</text:span><text:span text:style-name="T1"> rayos en formas <text:s/>creadas por ella. Es el propio Shiva que se ha convertido en " las cosas de las estrellas," la cosa fina que <text:s/>compone todas las cosas finitas. La consciencia infinita de Shiva aparece en todas las formas del <text:s/>universo. La vida encarnada en la </text:span><text:span text:style-name="T5">evolución</text:span><text:span text:style-name="T1"> es una creación hecha en el viaje de regreso, donde la luz <text:s/>de las estrellas y la materia están anhelando evolucionar más allá de lo físico, en la energía pura, en la <text:s/>mente, y finalmente volver a la conciencia . Todas las almas encarnados desean reunir con Shiva Shakti. <text:s/></text:span></text:p>
      <text:p text:style-name="P29"><text:span text:style-name="T1">Por lo tanto, la mente microcósmica está fundamentalmente dominada por la fuerza centrípeta, la <text:s/>fuerza evolutiva del retorno que busca su centro. "Ha" es el sonido de esta energía centrípeta primordial <text:s/>de la mente. Es el primer vrti, o vórtice de la mente, que es una conciencia subjetiva pura. "ha" <text:s/>pertenece al vórtice </text:span><text:span text:style-name="T5">Ajina</text:span><text:span text:style-name="T1">. Aquí la mente misteriosamente concibe sólo el inconcebible inconcebible que está completamente más allá de la mente misma. La mente " concibe " esta verdad al entender que <text:s/>" yo soy eso "; " soy consciente en sí misma, y no esta mente." es la única tendencia de la mente que va <text:s/>totalmente hacia la trascendencia, en la pura subjetividad de Shiva. Incluso las nobles tendencias <text:s/>vishuddha se relacionan con el mundo exterior en un espíritu de servicio y caballerosidad, pero "ha" es <text:s/>una fuerza de la mente, de shakti, que se rinde solo a Shiva. Es reconfortante saber que es la única <text:s/>fuerza que puede dominar por completo la mente y unificar en la infinita morada de Shiva. El universo <text:s/>conspira contra nuestros deseos </text:span><text:soft-page-break/><text:span text:style-name="T1">externos. Es sólo aquí que todos los deseos encuentran su <text:s/>cumplimiento. Todos los otros 49 grandes vrttis van hacia afuera. "ha" es la única tendencia que psorax <text:s/>no puede tocar. La propia existencia del parásito que se alimenta de la inconsciencia depende de que no <text:s/>vuelva al uno, de su incapacidad para transmutar su pequeño " yo ", el ego, en el gran " I-testigo." por <text:s/>lo tanto, sólo rendirse a El infinito atman pondrá fin al dominio de psorax. Sólo la entidad que está más <text:s/>allá del bien y el mal puede liberar a uno del bien y del mal. <text:s/></text:span></text:p>
      <text:p text:style-name="P53">Mientras estemos encarnados en esta forma humana que pasa a través de las experiencias necesarias del <text:s/>alma en este mundo, debemos conocer y cultivar las tendencias positivas de la mente que nos ayudan a <text:s/>ampliar y adaptar a este mundo relativo sin olvidar nunca que nuestro verdadero hogar está en el <text:s/>espíritu. Debemos distinguir entre lo relativo y lo absoluto, entre finito e infinito. El mundo no es <text:s/>intrínsecamente corrupto, simplemente no hemos aprendido cómo manejarnos a nosotros mismos. No <text:s/>hemos aprendido a economizar la naturaleza infinita de deseo. El discernimiento es la sexta propensión <text:s/>del Vórtice Anahata . Es administrado por el sonido "ca." El discernimiento es la conciencia, la fuerza <text:s/>de la conciencia sobre la mente. La mente armoniza con lo sublime, la conciencia y la vida <text:s/>trascendental y actúa de acuerdo a su camino interior. El camino interior sólo puede llegar a ser puro <text:s/>cuando realmente conocemos la diferencia entre lo que nos libera y lo que no- lo que ocasiona <text:s/>sufrimiento e ignorancia. Los deseos se doman sólo a través de la comprensión de que siempre traen <text:s/>algún tipo de sufrimiento en el final. El único deseo que libera es verdaderamente el deseo de unirse <text:s/>con el Infinito. Es sólo cuando un alma ha luchado y ha desarrollado su discernimiento que la <text:s/>naturaleza instintiva de los deseos externos comienza a perder su control sobre la mente. Lo finito no <text:s/>puede saciar el infinito. Deseos externos no pueden traer nirvana. Esforzarse por esta liberación no <text:s/>significa renunciar al mundo por completo, pero un buscador tiene que tener los ojos bien abiertos para <text:s/>navegar correctamente a través de maya. Con el desarrollo del discernimiento, más tentaciones pueden <text:s/>venir para probarnos, pero finalmente esto ayudará a establecernos en una comprensión más profunda en la que la renuncia se convierte verdaderamente en algo dulce y no algo forzado y manipulado. No <text:s/>entender esta verdad esencial de la existencia siempre trae vacío y angustia existencial. Este es el <text:s/>séptimo vrtti del Vórtice Anahata , depresión psíquica, controlado por el sonido "cha". "Ha" debe <text:s/>descender a "ca" para poner de nuevo en equilibrio a la mente sin discernimiento. Con suerte, un poco <text:s/>de "la noche oscura del alma" hará el trabajo, pero muchos caen en un vacío profundo y aceptan todo lo <text:s/>que psorax está ofreciendo. Psorax ama a un ego vacío y aburrido y siempre encontrará la manera de <text:s/>llenarlo. "Una mente ociosa es el taller del diablo." Cuanto mayor es la imagen que se invierte en el <text:s/>ego separado cuanto mayor es la sombra proyectada en la mente por el resplandor infinito de la <text:s/>conciencia. No entendemos que es nuestra propia sombra proyectada por una vana imagen inflada que <text:s/>nos atrapa en esta maya. Si hay un lugar para una imagen en esta tormenta mental de vrttis, entonces me imagino que debe ser la más clara, honesta y transparente posible. Los esquemas oscuros del ego <text:s/>inconsciente no se pueden esconder muy bien de esta luz del discernimiento. <text:s/></text:p>
      <text:p text:style-name="P12">Discernimiento <text:s/></text:p>
      <text:p text:style-name="P54">Como se mencionó previamente, el nivel mental del Anahata (sus vrttis y su kosa <text:soft-page-break/>subliminal) es el <text:s/>fulcro donde descansa el flujo direccional de la mente. Si las propensiones del Svadhistana y Manipura <text:s/>cualifican a las del Anahata, uno puede tener una mente intelectualmente desarrollada, con un <text:s/>sentimiento de separación abstracto y definido, pero a su vez carente de calidez y conciencia moral. <text:s/>Esta frialdad y distanciamiento se deben al hecho de que el auto concepto psíquico, abstracto e <text:s/>intelectual, está aún muy ocupado con el auto establecimiento de las propensiones del Svadhistana, o la <text:s/>adquisición de las del Manipura. La habilidad de una conciencia y personalidad más elevada, con <text:s/>potencial para la vida interna, y la capacidad para pensar y sentir profundamente se encuentra, en este <text:s/>estado, incapaz de utilizar esta conciencia para relacionarse con otros en maneras <text:s/>correspondientemente profundas. Los impulsos de los vrttis inferiores usurpan la inteligencia de los <text:s/>superiores. La propensión del discernimiento o conciencia moral, le da a la mente la habilidad de usar <text:s/>su razón para determinar qué elecciones y modos de vida la llevan hacia el crecimiento y expansión de <text:s/>la vida interna, en relación con el mundo y el Espíritu. De la misma manera, también puede discernir <text:s/>qué acciones llevan hacia el confinamiento, al egocentrismo, y al estancamiento psicológico. Con la <text:s/>conciencia, la mente puede entender su potencial egocéntrico y, al mismo tiempo, estar en contacto con <text:s/>las ideas intuitivas que la guían fuera de sus limitaciones y hacia la realización espiritual. La conciencia <text:s/>es la habilidad de saber qué es bueno y justo, es una propensión enraizada en Mente Intuitiva. El tener la capacidad profunda e intuitiva de observar y entender la naturaleza del ser y del mundo le permite a uno actuar de acuerdo con la verdad. La conciencia intuitiva de la cual hablamos aquí es la conciencia <text:s/>esencial, la conciencia en la Conciencia, es la representación del Espíritu dentro de la mente. El <text:s/>concepto de Viveka no se refiere al código externo de "hacer" y "no hacer", impuesto <text:s/>convencionalmente, sino a la voz interna, la benevolente guía del Tao eterno. <text:s/></text:p>
      <text:p text:style-name="P15">Depresión psíquica <text:s/></text:p>
      <text:p text:style-name="P55">Existen tres principales grados de depresión. La propensión del estupor psíquico en el segundo vórtice <text:s/>es, por supuesto, la más pesada; representa una paralización de toda la base psicológica. Con la <text:s/>melancolía del tercer vórtice se da un movimiento entrópico de las dinámicas y extrovertidas <text:s/>propensiones que ligan al ser fenoménico con el mundo. El vrtti de la depresión psíquica en el cuarto <text:s/>vórtice es, como el nombre lo indica, un tipo de depresión en el que el ego consciente experimenta <text:s/>hastío, aburrimiento, falta de significado y pérdida del espíritu. Se trata más de una enfermedad <text:s/>psíquica y existencial que simplemente de la paralización de los impulsos e instintos, característica de la melancolía y del estupor psíquico. El ego en este estado siente opresión, no sólo porque el ambiente no <text:s/>se encuentra en armonía con la psique, sino porque la psique no está en armonía consigo misma. El <text:s/>interés del Vórtice Anahata es descubrir el significado profundo de la identidad fenoménica, la <text:s/>verdadera naturaleza de la personalidad. La depresión psíquica resulta cuando estas necesidades <text:s/>existenciales no son satisfechas. Hay una laguna en el significado que liga la definición del ser consigo <text:s/>mismo y con la sociedad. Esencialmente, este tipo de depresión aparece cuando el ego no está en </text:p>
      <text:p text:style-name="P56">armonía con su conciencia, con las ideas profundas e intuitivas que unifican todos los <text:soft-page-break/>elementos de la <text:s/>personalidad y que le dan inspiración y dirección. La conciencia es el Espíritu guía dentro de la mente. <text:s/>Nos muestra la virtud y cómo alinearnos con el espíritu de benevolencia del Dharma en cualquier <text:s/>momento y en cualquier situación. El flujo y dinámica de la vida mental no es caótico, sino que sigue <text:s/>un orden muy refinado. Solamente cuando el ego opone resistencia a este orden intuitivo, surgen la <text:s/>confusión, alienación, enervación, y finalmente la depresión. La depresión, especialmente cuando se <text:s/>experimenta en su forma existencial en el Anahata, tiene su propio orden y significado. Es de hecho <text:s/>una llamada para el despertar hacia una vida más consciente. En muchos casos, la depresión se <text:s/>manifiesta en períodos de gran transformación. "Antes de preparar a un hombre para grandes cosas, el <text:s/>cielo lo llena de amargura y desesperación", dijo alguna vez un taoísta. Quizá la depresión, al menos <text:s/>vista desde una perspectiva espiritual, puede servir el propósito de hacernos más reales, de alinearnos <text:s/>más con nuestro ser interno. A partir de ella, la duplicidad y las incongruencias dentro de la <text:s/>personalidad pueden ser socavadas y su perpetuación, imposibilitada. Muy frecuentemente el ego se <text:s/>pierde en imágenes plásticas, construidas socialmente, en la conformidad superficial dentro de un <text:s/>sistema convencional, y nunca escucha ni explora la voz interna que siempre está llamándolo a la <text:s/>expansión y transformación. La depresión psíquica puede arrancar de raíz las formas sutiles de <text:s/>egotismo y vanidad aún en la más espiritual de las mentes. San Juan de la Cruz denominó a este tipo de <text:s/>pérdida del espíritu la "Negra noche del alma". Aparece como una contracción y opacidad de las <text:s/>facultades mentales; sin embargo, por debajo se encuentra un proceso espiritual que ayuda al alma a ir <text:s/>más allá de todas las limitaciones y fronteras que la mantienen confinada a su sentido de separación y <text:s/>auto encierro. Con la depresión psíquica existe la capacidad de cavilar sobre el por qué uno se siente <text:s/>pesado y sin significado, sobre el por qué las cosas no están saliendo bien y, así, encontrar soluciones. <text:s/>Nuestras vidas psíquicas nunca ocurren al azar, nunca carecen de significado. Cada situación es una <text:s/>oportunidad para crecer y ejercitar nuestro intelecto, nuestro discernimiento, nuestra introspección y <text:s/>nuestra compasión. Dentro de nosotros siempre está la conciencia, la voz del Espíritu, guiándonos <text:s/>incesantemente y dirigiendo nuestras vidas hacia el bien máximo; sólo necesitamos escucharnos y ser <text:s/>honestos con nosotros mismos. <text:s/></text:p>
      <text:p text:style-name="P10">La Dinamica de "Ja" and "Jha" in Ego y Egoismo <text:s/></text:p>
      <text:p text:style-name="P30"><text:span text:style-name="T1">Con la séptima vrtti del corazón espiritual , nos entramos en el lado derecho, solar del Vórtice Anahata . <text:s/>Aquí la fuerza centrífuga es más fuerte que la fuerza centrípeta y las tendencias de este lado se mueven <text:s/>más hacia afuera que hacia adentro . El séptimo vrtti es la necesidad de </text:span><text:span text:style-name="T5">autodefinición</text:span><text:span text:style-name="T1"> o " Aham vrtti". <text:s/>Aham es el ego o "yo hago" . Aham realmente no denota el egoísmo , que es de hecho el octavo vrtti . Se <text:s/>llaman Aham la "autodefinición " porque es simplemente la necesidad de comprenderse a sí mismo en el plano relativo de existencia; lo que eres, que has sido y que quieres hacer en esta vida . No puede ser una tendencia negativa porque la mente humana impulsada por este vrtti siempre desea la claridad, la <text:s/>expansión y mejoramiento de su situación existencial. De hecho , esta tendencia puede meter uno tan <text:s/>profundamente en la cuestión de "¿quién soy yo ?" que la propia ego dominado por </text:span><text:span text:style-name="T5">separación</text:span><text:span text:style-name="T1"> <text:s/>desaparece en la eterna " I-Witness". Para seguir este vrtti a su origen hace retroceder a la cabecera de <text:s/>la Divinidad donde se derrama en cada </text:span><text:soft-page-break/><text:span text:style-name="T1">alma microcósmica . El Aham es el activo "yo hago" , pero <text:s/>justo detrás de él es el I- Witness de que es perfectamente inmóvil , eterno y simple. ¿Por dónde </text:span></text:p>
      <text:p text:style-name="P57">empieza uno y por donde termine el otro? Es como tratar de encontrar el borde de una sombra en que <text:s/>no hay un límite real y definida . El ego en su más noble expresión no es más que un vehículo de la <text:s/>Conciencia super-personal de expresarse como persona, como ser humano auto -realizado . Y se hace <text:s/>así, o se convertirá así en todos los microcosmos. Cuando uno realmente confía en sí mismo, entonces <text:s/>la persona se sustenta en el I-Witness. El hecho de recordar y idear y en la Entidad testigo detrás de su <text:s/>persona siempre va a poner la mente en equilibrio y todos los problemas se sitúan en una perspectiva <text:s/>más clara . La persona no es más que un adorno , un flash no intencional cuya imagen está iluminada <text:s/>desde un acto sin imagen desde lo profundo de la propia subjetividad interior. Esta expresión está <text:s/>controlada por la raíz acústica vibrante de "ja." <text:s/></text:p>
      <text:p text:style-name="P31"><text:span text:style-name="T1">La degeneración de esta manifestación del Macrocósmos en el microcosmos es el egoísmo. Es <text:s/>controlado por el sonido "jha." Aquí es donde un templo al ego separado , temeroso y vano se <text:s/>construye y esta adorado por los vrttis debajo del Vórtice Anahata. Los deseos egocéntricos y <text:s/>vanidosos, junto con los complejos emocionales inconscientes se refugian en un imagen embellecida de <text:s/>uno mismo. Donde reina el egoísmo , la muerte no está muy lejos. La razón subyacente de nuestra <text:s/>crisis de la conciencia , la cultura y la auto-definición no es sólo de las limitaciones naturales de los <text:s/>seres imperfectas en la evolución, pero la </text:span><text:span text:style-name="T5">manipulación</text:span><text:span text:style-name="T1"> de este vrtti por nuestra sociedad y sus <text:s/>instituciones. En vez de fomentar un sentido de </text:span><text:span text:style-name="T5">interser</text:span><text:span text:style-name="T1"> y la cooperación, la mayoría de nosotros <text:s/>hemos aprendido separación individual, la competencia y la dominación. Dentro de una sociedad <text:s/>capitalista e individualista hay espacio para unos pocos "ganadores", mientras que muchos sufren de la <text:s/>falta de </text:span><text:span text:style-name="T5">propósito</text:span><text:span text:style-name="T1"> personal y la alienación social que les deja espiritualmente distanciados y neuróticos . <text:s/>Nací en probablemente una de las sociedades más neuróticos y enfermos mentales en el planeta, al <text:s/>menos por el llamado mundo desarrollado. Ahora, en el norte de México , veo que la mayoría de la <text:s/>gente quiere tener un estilo de vida estadounidense. Estos valores individualistas, materialistas sólo <text:s/>corrumpen aún más lo que ya es una cultura con problemas profundas. Uno puede llevar este egoísmo <text:s/>sobre la práctica espiritual y buscar la iluminacion egoístamente. Aquel que conoce verdaderamente el <text:s/>Atman también ama desde esta posición sublime. He visto a muchos que dedicar largas horas a la <text:s/>meditación y/o yoga, pero realmente hacen ningún progreso, ya que sólo piensan en sí mismos y su <text:s/>imagen espiritual. De hecho, crean mucho desequilibrio en su vida y no ven la forma en que sólo <text:s/>comienzan a sufrir más que cuando eran personas mundanas. Como afirma la Upanishad, "los que sólo <text:s/>buscan el camino finito caen en la oscuridad. Los que buscan sólo el camino infinito caen en la <text:s/>oscuridad aun más profunda." Yoga es el equilibrio de ajustar los flujos mentales internos y externos, y <text:s/></text:span><text:span text:style-name="T5">convertirlos</text:span><text:span text:style-name="T1"> en uno. Uno realmente necesita una mente bastante </text:span><text:span text:style-name="T5">equilibrada</text:span><text:span text:style-name="T1"> antes de comenzar la <text:s/>práctica espiritual. Desafortunadamente, yoga, y especialmente tantra toga, no es una forma de <text:s/>psicoterapia diseñada para curar complejos psicológicos modernos. Más bien, es una forma de <text:s/>"psicología ápice", diseñado para ayudar a las personas bien adaptadas a alcanzar la realización <text:s/>espiritual . Para aquellos que no están tan bien ajustado, una comprensión clara, psicológico de yama y <text:s/>niyama junto con asanas y meditación suaves es </text:span><text:soft-page-break/><text:span text:style-name="T1">necesaria antes de intentar cualquier otra práctica. Si <text:s/>uno mira el mundo del yoga, es solomente un espectáculo de ego y hay muy pocos que realmente <text:s/>entienden las implicaciones de lo que están enseñando. Muchos son sólo payasos de asanas, pero hay <text:s/>más peligroso cuanto más alto se sube la escalera de astaunga yoga (8 pasos de yoga). </text:span></text:p>
      <text:p text:style-name="P32"><text:span text:style-name="T1">Yo vivía en una comunidad monástica con muchos practicantes de tantra yoga. Aun que </text:span><text:span text:style-name="T5">había</text:span><text:span text:style-name="T1"> muchos <text:s/>ejemplos buenos de meditadores maduras, </text:span><text:span text:style-name="T5">también</text:span><text:span text:style-name="T1"> </text:span><text:span text:style-name="T5">había</text:span><text:span text:style-name="T1"> muchos que a menudo eran bastante </text:span><text:span text:style-name="T5">neuróticos</text:span><text:span text:style-name="T1"> <text:s/>porque no podían digerir todo el contenido psíquico inconsciente y subconsciente que sus prácticas <text:s/>despiertan. En lugar de encontrar la iluminación, sólo se termina más profundo en el cenagal de un ego <text:s/>ignorante asediada por tantos complejos emocionales. Probablemente habría sido mejor tener una <text:s/>familia y una práctica espiritual menos intenso. Para el ego el que contempla y se rinde a la radiación <text:s/>interna de la conciencia pura, el egoísmo se convierte en algo aversivo . El egoísmo es la juerga en la <text:s/>ignorancia de la separación. </text:span><text:span text:style-name="T5">Egoísmo</text:span><text:span text:style-name="T1"> nace del sufrimiento y muere en el sufrimiento. La persona que <text:s/>realmente entiende su ser interior siempre aportar algo bueno para el bienestar colectivo . A través de la <text:s/>contemplación y la devoción al Testigo puro, interno más allá del pensamiento y la voluntad, uno no se <text:s/>puede dejar de encontrarse a sí mismo en todas las personas . <text:s/></text:span></text:p>
      <text:p text:style-name="P9"><text:span text:style-name="T2">Ego o </text:span><text:span text:style-name="T6">Auto-identidad</text:span><text:span text:style-name="T2"> <text:s/></text:span></text:p>
      <text:p text:style-name="P33"><text:span text:style-name="T1">El Aham-vrtti o ego no es lo mismo que el vrtti del egoísmo o el de la vanidad. Esta propensión es el <text:s/>sentimiento de la identidad verdadera. Es el concepto existencial de la verdadera conformación <text:s/>psicológica, independiente de los complejos de inferioridad o superioridad; es la naturaleza esencial de <text:s/>la personalidad. Nos proporciona la información sobre nuestras inclinaciones innatas, estilos <text:s/>cognitivos, tonalidades afectivas, el si uno es intro o extrovertido, más serio o más relajado, si piensa <text:s/>más o siente más, lo que le gusta y disgusta, etc. Este auto concepto es una noción de la identidad que <text:s/>organiza y estructura las diversas propensiones y formas de pensamiento en un concepto ordenado de <text:s/>una identidad general. El vrtti del ego le da una forma pensada a la noción del "yo". Aunque el "yo <text:s/>existo" o Mahat se manifiesta claramente en el Vórtice Anahata , aún se encuentra calificado por <text:s/>objetividades. Aquí, por supuesto, los objetos calificativos son psíquicos o psíquico-espirituales. El ego <text:s/>por consiguiente, es un concepto de lo que es el "yo" en relación al mundo relativo. Este vrtti abre las <text:s/>puertas a un potencial profundo y maravilloso. Por supuesto, la noción humana del "yo", se encuentra <text:s/>atada muy frecuentemente a nociones sociológicas, nacionalistas, culturales, regionales así como a las <text:s/>nociones limitadas de la personalidad inferior. Sin embargo, en este vrtti reside un gran potencial, con <text:s/>el cual la identidad eterna y espiritual, Shiva, puede encontrar una morada para expresarse a través de <text:s/>la personalidad humana. Es cierto que la personalidad humana es algo relativo, ya que se encuentra <text:s/>dentro del dominio de Shakti; sin embargo en ella se halla el reflejo de la conciencia fundamental, <text:s/>quien da la noción de identidad. En esta etapa de desarrollo de la personalidad espiritual las cualidades <text:s/>objetivas y conceptos que cualifican a la identidad no son precisamente ataduras, sino más bien medios <text:s/>a través de los cuales el inefable Ser Infinito se expresa vía la personalidad finita. En este punto, las <text:s/>cualidades objetivas son transparentes ya que la personalidad no necesita más de </text:span><text:soft-page-break/><text:span text:style-name="T1">nociones externas <text:s/>condicionadas para su auto referencia. Aquí uno entiende que el infinito Shiva mismo no es una <text:s/>personalidad y que no tiene cualidades; que se expresa a través de planos finos, sutiles, del mundo <text:s/>creado-relativo. La personalidad o carácter no puede existir para el Infinito ya que ésta requiere de las <text:s/>limitaciones inherentes a definiciones finitas. Por otro lado, la personalidad tampoco puede existir en el <text:s/>finito sin el reflejo del "yo" subjetivo, existencial, que es a su vez Infinito. El carácter, por lo tanto, es <text:s/>el área de cultivo donde el Infinito se expresa conscientemente a través de un medio finito. Desde <text:s/>luego, toda la creación es la progenie de Shiva, pero es dentro del desarrollado ser humano que la autoconciencia llega a conocerse a sí misma fundamentalmente como Conciencia Suprema, aun cuando ésta <text:s/>pueda tener todavía cualificaciones sutiles. Lo cierto es que, sin estas cualificaciones, el Infinito no <text:s/>tendría una personalidad. Todos los seres humanos son dioses disfrazados. Sólo aquél que pisa el <text:s/>campo más profundo de su ser e identidad se da cuenta que su vida, su ser, su existencia relativa, es en <text:s/>realidad un vehículo para que Shiva se </text:span><text:span text:style-name="T5">manifiesta</text:span><text:span text:style-name="T1"> en las multitudinarias formas de la </text:span><text:span text:style-name="T5">personalidad o</text:span><text:span text:style-name="T1">, en <text:s/>otras palabras, para darle un nombre al Infinito. Esta es quizá la verdad más dulce y melodiosa de la <text:s/>vida humana: que la vida humana es verdaderamente la Vida Divina. <text:s/></text:span></text:p>
      <text:p text:style-name="P11">Egoísmo <text:s/></text:p>
      <text:p text:style-name="P34"><text:span text:style-name="T1">Todos los vrttis del Vórtice Anahata están relacionados con el concepto del ser; la mitad de ellos <text:s/>vinculan a la identidad con el ser limitado, mientras que la otra mitad, las cualidades positivas, proveen <text:s/>un ímpetu para la trascendencia del ser fenoménico. Vimos que con la vanidad se genera un <text:s/>embellecimiento y un orgullo a partir de las cualidades que uno identifica en sí, en un intento de <text:s/>establecer la identidad psíquica. El vrtti del egoísmo es similar en cuanto a su fijación en las cualidades <text:s/>de la identidad limitada; sin embargo, en esta tendencia hay un egocentrismo más agudo y cauteloso <text:s/>que en la vanidad. La vanidad es una limitación, pero al mismo tiempo da una sensación de orgullo y <text:s/>confianza, junto con una convicción de eficacia. Uno puede tener una personalidad saludable, con <text:s/>buenas cualidades y aún mantener un poco de orgullo. El egoísmo es más bien una patología en la que <text:s/>la personalidad carece de cualidades verdaderas y significativas y, en lugar de buscar la expansión en <text:s/>una manera espiritual, fija la energía psíquica exclusivamente en preservar la noción del ser. Una <text:s/>persona orgullosa puede en ocasiones pisar fuera de sus fronteras y conectarse con otros. Lo anterior <text:s/>resulta más difícil para un egoísta ya que su interés no es solamente el de pulir y refinar la <text:s/>personalidad; más bien se trata de un mecanismo de defensa que le ayuda a mantener la integridad a <text:s/>una estructura débil del ego. Este vrtti se encuentra muy frecuentemente trabajando junto con los vrttis <text:s/>del segundo vórtice. El resentimiento, compulsión y represión son propensiones que mantienen unida la <text:s/>integridad de la base del ego. Si el ego no está bien integrado, y los vrttis del tercer y cuarto vórtice no <text:s/>han logrado compensar los del segundo, la personalidad del Anahata estará muy contraída. El potencial <text:s/>para la expansión psíquica en el Vórtice Anahata estará concentrada en asegurar un auto concepto <text:s/>frágil, que ha estado perpetuamente inseguro. El carácter de una persona así es muy frecuentemente <text:s/>frío, desconfiado, que oscila entre un desapego emocional obligado, una represión de tendencias <text:s/>infantiles y una compulsión para actuar sobre ellas. Esta persona también mantiene un límite muy <text:s/></text:span><text:span text:style-name="T5">marcado</text:span><text:span text:style-name="T1"> entre el "yo" y el "otro", </text:span><text:soft-page-break/><text:span text:style-name="T1">que conserva a los demás a una distancia segura. Dicho <text:s/>sencillamente, el egoísmo es la alienación y auto encierro de la personalidad, con su consecuente <text:s/>inhabilidad para conectarse significativamente con otros seres sutiles, así como con los propios <text:s/>potenciales superiores. El egoísmo también puede evitar que una persona pueda desarrollar estos <text:s/>potenciales. <text:s/></text:span></text:p>
      <text:p text:style-name="P16">La Duplicidad y "na" <text:s/></text:p>
      <text:p text:style-name="P58">Si hubo alguna vez un escondite favorito para psorax en la mente humana, que debe estar en el vórtice <text:s/>o vrtti de duplicidad. Recordemos que psorax es el término que Pluma Blanca se refirió a como la <text:s/>fuerza centrípeta o la fuerza de regreso en el universo siempre empuja contra y al parecer castiga </text:p>
      <text:p text:style-name="P35"><text:span text:style-name="T1">movimientos </text:span><text:span text:style-name="T5">microcósmicos</text:span><text:span text:style-name="T1">, externas que no están en armonía con las acciones originales y <text:s/>equilibradas del </text:span><text:span text:style-name="T5">Macrocosmos</text:span><text:span text:style-name="T1">. La proyección hacia el exterior frustrado sigue siendo alojada en el <text:s/>cuerpo y la mente como un picor constante debajo de la piel, o algo mucho peor. </text:span><text:span text:style-name="T5">Todo lo que</text:span><text:span text:style-name="T1"> ha hecho la <text:s/>mente sique pesando contra ella en el presente. Sólo en la mente microcósmica espiritualmente <text:s/>ignorante hay una necesidad de este acto de compensación para poner el universo de nuevo en orden <text:s/>después de que lo distorsionamos con nuestra voluntad impulsivo. Es psorax realmente mal ? Sólo <text:s/>pretende ser el malo de para reflejar nuestra propia sombra. Detrás de todo en este mundo fenoménico <text:s/>existe un amor subyacente. Con la duplicidad de la mente se ha desarrollado lo que parece ser un <text:s/>mecanismo eficiente de permitir 2 sistemas contrarios a funcionar al lado del otro sin ningún tipo de <text:s/>contradicción, o eso parece . El " paquete furioso de deseo en un animal moribundo " y el humano <text:s/>sincero , responsable, y consciente encarnado en el mismo ser. El Lobo Estepario de Hermann Hesse <text:s/>viene a la mente . Duplicidad actúa como una forma de represión y distorsión de lo que realmente es <text:s/>verdad sobre la vida en la zona más oscura, mientras que al mismo tiempo que da rienda suelta al lobo <text:s/>dentro sin escrúpulos ni remordimientos de conciencia. En resumen, la duplicidad es una mentira. Es <text:s/>un intento de salvar la cara, de no admitir que uno se rige por la sombra . La sombra, y por lo tanto <text:s/>psorax, está en todas partes los seres humanos son, en los individuos y la colectividad. Existen los <text:s/>ejemplos más flagrantes en sociedad común, en nuestras convenciones diarias y sobre todo la religión y <text:s/>la política. Los gobiernos imperialistas crean sus propios enemigos o "terroristas." Ellos mismos <text:s/>promueven, manipular o incluso crear regímenes extranjeros corruptos que se prostituyen sus recursos <text:s/>naturales y mano de obra a las naciones poderosas . Ellos nunca dudará en mentir con el fin de la <text:s/>guerra y la muerte de millones de robar la riqueza natural del resto del mundo. Los ciudadanos <text:s/>comunes y corrientes van junto con él y mueven sus banderas y engordan mientras los soldados <text:s/>inconscientes y las fuerzas de seguridad privada y otros "drones" se van a otras tierras para matar a la <text:s/>gente y traer su "demonocracia" para todos. ¿De dónde psorax encaja en todo esto ? ¿Qué tipo de <text:s/>sombra se crea a partir de una persona que cree estas mentiras y qué tipo de mayor monstruo es creado <text:s/>por un cuerpo colectivo que va junto con el mito ? Incluso más grande y más oscura es la sombra de las <text:s/>personas astutas que fabrican estas falsas realidades para su propio beneficio . Las reacciones de estas <text:s/>acciones son tan evidentes en la depresión, la neurosis y la </text:span><text:span text:style-name="T5">zombificación</text:span><text:span text:style-name="T1"> colectiva de la gente común <text:s/>que tienen poca noción de o se sienten impotentes a las falsas realidades de sus vidas. Una vida sin <text:s/>conectar a la corriente </text:span><text:soft-page-break/><text:span text:style-name="T1">subterránea de la conciencia de unidad siempre será compensada por la ley <text:s/>cósmica, la más grosera la trasgresión, el más burdo es la reacción. El expresión más sutil de duplicidad <text:s/>es el reconocimiento del hecho de que sólo hay una conciencia integral en el universo , pero todavía no <text:s/>puedo dejar de lado mi ego con sus proyecciones de nombre y forma a la realidad inefable </text:span><text:span text:style-name="T5">suprema</text:span><text:span text:style-name="T1">. Una <text:s/>religión o camino en particular es una realidad efímera de ego que en el </text:span><text:span text:style-name="T5">fondo es</text:span><text:span text:style-name="T1"> muy </text:span><text:span text:style-name="T5">relativa</text:span><text:span text:style-name="T1"> y muy </text:span><text:span text:style-name="T5">limitada</text:span><text:span text:style-name="T1">, pero siempre parece pegarse a mí y convencerme de su realidad. También <text:s/>existe el temor de que Jesús, Baba, o quien es el guru castigará a uno para dejar el nombre y la forma <text:s/>en la unificación con la divinidad sin nombre! El dios sin forma dice "no mas de esto" y te unifica con el <text:s/>Om que es mas all pero vibra cada </text:span><text:span text:style-name="T5">parte </text:span><text:span text:style-name="T1">de este universo! Om siempre ahogara nuestras palabras <text:s/></text:span><text:span text:style-name="T5">pequeñas</text:span><text:span text:style-name="T1"> para </text:span><text:span text:style-name="T5">Dios</text:span><text:span text:style-name="T1">. Sólo una comprensión sin mediación directa de Uno Mismo destruye toda creencia <text:s/>religiosa y el dogma. Cada vez que la personalidad realiza un salto de un vórtice al siguiente, existe la <text:s/>necesidad de que la energía psíquica y sus objetivos realicen un cambio. Un movimiento saludable de un vórtice hacia el posterior incorpora gradualmente las tendencias inferiores en las superiores. Como <text:s/>hemos visto, en cada vórtice se da una recapitulación de las tendencias anteriores en formas <text:s/>sucesivamente más sutiles. Si los patrones de expresión anteriores no son transmutados e integrados en <text:s/>los nuevos, se produce un quiebre en la personalidad. Cuando esto sucede, las tendencias bajas y las <text:s/>elevadas funcionan al mismo tiempo. Debido a que hay una gran diferencia en la estructura temática de <text:s/>cada vórtice, se generan incongruencias muy definidas en una personalidad así. Lo que antes era el <text:s/>tema principal de un vórtice, se convierte en la sombra inconsciente de su sucesor. Por ejemplo, las <text:s/>propensiones del tercer vórtice que no fueron incorporadas en el Anahata se convierten en la sombra de <text:s/>esta personalidad. La tendencia de duplicidad o hipocresía se manifiesta cuando la inteligencia del <text:s/>Anahata no es capaz de integrar completamente las tendencias bajas, ahora inconscientes, de los <text:s/>vórtices predecesores. En lugar de que el Anahata </text:span><text:span text:style-name="T5">transmuta</text:span><text:span text:style-name="T1"> la energía psíquica de las propensiones <text:s/>inferiores en alguna de las suyas, la mente trata de enmascararlas, negarlas, distorsionarlas o <text:s/>suprimirlas, para que no parezcan incongruentes. Aquí podemos imaginar el caso de una personalidad <text:s/>dotada de algunas cualidades finas y una inteligencia consciente; por ejemplo, alguien con un poco de <text:s/>conciencia moral, afecto por los demás y una perspectiva espiritual en la vida. Por otro lado, puede que <text:s/>esta misma persona tenga aún remanentes de un patrón de funcionamiento mental previo que vayan en <text:s/>contra de su sentido del ser actual. En lugar de reconocer conscientemente estas tendencias dispares y <text:s/>trabajar para integrarlas en una síntesis armoniosa, la mente utiliza sus habilidades cognitivas para <text:s/>distorsionar y </text:span><text:span text:style-name="T5">enmascararse</text:span><text:span text:style-name="T1">, permitiendo así que existan hombro con hombro con el ego o <text:s/>personalidad consciente. Entornos diferentes sacarán a flote estas tendencias opuestas. En una situación <text:s/>uno puede comportarse en una manera desinhibida y expresar lo que normalmente no expresa, mientras <text:s/>que en otra uno puede actuar de acuerdo al protocolo social. Lo que se menciona aquí no se refiere a la <text:s/>expresión de diferentes facetas de la personalidad, de acuerdo a los distintos contextos; la duplicidad <text:s/>es, más bien, el acto de encubrir, de montar una apariencia para ocultar una realidad interna indeseable. <text:s/>Esta mezcla de posturas antitéticas dentro de la misma mente causa que la cognición juegue ambos <text:s/>bandos "que cace con los perros y también corra con las liebres". Un día uno puede ser compulsivo e <text:s/>iracundo, y el otro amable y justo. La duplicidad se da cuando el lado </text:span><text:soft-page-break/><text:span text:style-name="T1">amable y justo se rehúsa a <text:s/>reconocer realmente a su contraparte sombría. En otro caso quizá sea el lado estable de la personalidad, <text:s/>con su aparentemente seguro sentido de identidad, el que distorsiona o niega una parte débil e insegura. <text:s/>La duplicidad puede manifestarse </text:span><text:span text:style-name="T5">de muchas</text:span><text:span text:style-name="T1"> maneras. La parte central de esta tendencia es que se trata <text:s/>de un intento de evitar el choque entre dos fuerzas antitéticas. Al mismo tiempo, constituye un bloqueo <text:s/>para lograr la integración y plenitud posibles en el Vórtice Anahata . La duplicidad se manifiesta como <text:s/>hipocresía cuando la parte más inteligente reconoce a la más inferior pero intenta compensarla <text:s/>estableciendo para sí estándares elevados, imposibles de alcanzar para una mente dual y dividida. Por <text:s/>ejemplo, una persona así puede expresar un comportamiento tosco y lascivo en compañía de sus <text:s/>amigos y denunciar el mismo tipo de comportamiento en el trabajo o en la iglesia, para mantener una <text:s/>apariencia socialmente respetable. La duplicidad se encuentra con demasiada facilidad en grupos <text:s/>religiosos donde las personas inseguras tienen la necesidad de otros para guiar o influir en ellos <text:s/>espiritualmente. Sin siquiera mencionar la desviación sexual, todavía hay un montón de ejemplos <text:s/>peligrosos de la duplicidad en la religión. Duplicidad permite tendencias ocultas excavar <text:s/>profundamente en estas mentes mientras que los "demonios" de la vanidad espiritual y el deseo de manipular y controlar a otros se convierten en el objetivo principal. Una vez buena intencionalidad ha <text:s/>degenerado, que virtud queda para proteger a uno de las partes más oscuras de la sombra? Es la misma <text:s/>situación si llevan cuellos blancos o turbantes de color naranja o recitar refranes bíblicos en latín o <text:s/>shlokas sánscritos: las personas que engañan y hacen daño a otros espiritualmente a través de su <text:s/>hipocresía caen muy duro en la perversión. Lo que fue reprimida y oculta se vuelve tan dolorosamente <text:s/>evidente después de una caída. Personas de mente espiritual con discernimiento, o viveka, no pueden <text:s/>tolerar estas actividades y pertenecer a ningún grupo que mienten y encubren estas verdades. Una <text:s/>persona espiritualmente consciente tiene que salir de la red de mentiras o convertirse en un agitador o <text:s/>revolucionario, un "hereje". La </text:span><text:span text:style-name="T5">intuición</text:span><text:span text:style-name="T1"> espiritual debe extenderse más allá de los nombres y las <text:s/>formas de la religión. "Está bien para nacer en una secta, pero no morir en uno", dijo Vivekananda. Es <text:s/>natural tener la dualidad en la existencia humana. A veces somos fuertes y otras que somos débiles y no <text:s/>podemos resistirnos a las tendencias negativas. Hay tanta incertidumbre en cuestiones y valores <text:s/>profundamente existenciales. Duplicidad, sin embargo, es cuando los censores de la mente cubre las <text:s/>verdades inconvenientes mediante la mente sigue fragmentando y </text:span><text:span text:style-name="T5">compartimentado</text:span><text:span text:style-name="T1"> la personalidad <text:s/>en una imagen falsa. Esta imagen es falsa, ya que es una argumentación en contra de otro, una parte no <text:s/>deseada de nuestro ser. Uno declara la guerra a uno mismo. Dualidad natural y la indecisión se tornan en un sistema de creencias distorsionada sobre sí mismo donde sólo un lado de la ecuación es visto y <text:s/>no la verdadera dualidad. Cuanto más se reprime y deforma la sombra, más de un "verdadero creyente" <text:s/>uno se vuelve. Se necesita fanatismo y mucha argumentación para sofocar la sombra. Se necesita <text:s/>mucho trabajo psicológico interno y / o práctica espiritual para integrar las distintas partes de la <text:s/>personalidad y convertirse en su conjunto. Y esto sólo es posible con una visión muy positiva de la <text:s/>existencia que permite la sombra de disolver en esta luz poco a poco. En lugar de convertirse en un ser <text:s/>completo y congruente, la duplicidad ama de proyectar sus tensiones internas, reprimidos sobre algún <text:s/>"otro". En lugar de ver lo que es vil y baja dentro de uno mismo es mucho más fácil encontrar un chivo <text:s/>expiatorio fuera de uno mismo. Tenga </text:span><text:soft-page-break/><text:span text:style-name="T1">cuidado entrando en la zona de sombra de otro, ya sea un <text:s/>individuo o una sociedad colectiva. Las proyecciones de la sombra son el medio perfecto para transferir <text:s/>su propio lado oscuro a otro. El "otro", el "enemigo" puede llegar a ser el revelador de la verdad, sin <text:s/>embargo. Puede ser tu mejor amigo en que uno realmente puede empezar a entender este juego <text:s/>inconsciente de proyección de la sombra que tiene todo el mundo loco. La purificación completa de <text:s/>este vrtti de duplicidad "abre" el lado derecho, solar del Anahata Vortex y permite contemplar el "yo" <text:s/>puro en su sede en el corazón espiritual del ser humano. Sin esta vrtti de duplicidad vibrante en el lado <text:s/>derecho del anahata, los sabios vedánticos contemplaron el Ser puro en el lado derecho del pecho, <text:s/>donde se irradia hacia el exterior en la inocencia y la pureza. Después de la duplicidad hay dos vrttis <text:s/>más en el anahata, la argumentación y el arrepentimiento . Se puede mantener el show, esta guerra de <text:s/>duplicidad que desgaste el alma, un poco más de tiempo con la ayuda de la argumentación o poner fin a <text:s/>la misma con un profundo sentimiento arrepentimiento y cambiar el rumbo. <text:s/></text:span></text:p>
      <text:p text:style-name="P10">La Dinámica de "Ta" y "Tha" en la Argumentación y el Arrepentimiento <text:s/></text:p>
      <text:p text:style-name="P36"><text:span text:style-name="T1">El Anahata es el campo de batalla moral en la guerra del dharma. Dharma significa la verdadera esencia <text:s/>de algo independiente de nuestras variadas interpretaciones de la misma, la cosa-en-sí. En este caso <text:s/>dharma se refiere a la naturaleza humana. Podemos ver en el Anahata que hay tendencias innatas y</text:span><text:span text:style-name="T5"> </text:span><text:span text:style-name="T1">humanas que tratan de dirigir la mente hacia la sutileza y el humanismo universal (esperanza, la <text:s/>expansión, de conciencia), pero al mismo tiempo hemos evolucionado unos mecanismos de protección <text:s/>egocéntricas abstractas que mantienen a la persona atada en el pensamiento y el sentimiento limitados <text:s/>(preocupación, la vanidad, el egoísmo, la duplicidad). Si el Anahata se alinea más con un verdadero <text:s/>sentido de sí mismo en lugar de un sentido vano del egoísmo, entonces el Anahata se expande y la <text:s/>persona se vuelve más orientada espiritualmente. Sin embargo, este esfuerzo por expandir hacia el <text:s/>espíritu es algo nuevo para la mente materialista. La buena conciencia de los seres humanos es muy <text:s/>fácilmente dañado por la mala ideología y las convenciones sociales. En lugar de ser promovido y <text:s/>aplicado por nuestras instituciones sociales a menudo se suprime o se distorsiona. Por ejemplo, por lo <text:s/>que muchos estadounidenses sienten el dolor y simpatía al ver las imágenes de los iraquíes o afganos <text:s/>muertos, pero sus sentimientos nacionales acondicionados nunca dejan que verdaderamente van contra <text:s/>la corriente y trascienden estas ideas superficiales impuestas. La mayoría de la gente encuentran <text:s/>maneras de justificar incluso estas acciones con el fin de mantenerse en un cierto sentido de orgullo de <text:s/>su identidad colectiva. La argumentación es una forma de disonancia cognitiva en la que el intelecto se <text:s/>identifica con la forma falsa de conciencia y argumenta en contra de su verdadera conciencia moral. En <text:s/>este ejemplo, la conciencia se pone del lado de "God Bless America" en lugar de la conciencia más <text:s/>intuitiva que dice "esto es todo una mentira." "Ta" es el vórtice de sonido detrás de la propensión de la <text:s/>argumentación. Debido a que es un movimiento en contra de la verdadera conciencia, siempre está <text:s/>condenado al fracaso. La justicia pura o dharma no requiere los argumentos del ego y es una tendencia <text:s/>mayor en el Vishuddha. Este noble preocupación por el bienestar universal, con el respaldo de dharma, <text:s/>es el equilibrio de la conciencia y la acción, de Shiva y Shakti. Sin embargo, la argumentación en el <text:s/>Anahata </text:span><text:soft-page-break/><text:span text:style-name="T1">siempre tiene una sombra, y por lo tanto una debilidad. "Tha" es el sonido de la devolución de <text:s/>la fuerza débil de la argumentación de que quiere volver al centro, en alineación con verdadera <text:s/>conciencia y dharma. Uno quiere ser todo de nuevo después de haber fragmentado por tantas <text:s/>argumentaciones e historias falsas de uno mismo. "Tha" manifiesta la propensión de arrepentimiento. <text:s/>Uno realmente ha sufrido tal vez hizo sufrir a otros. La única manera de salir de este sufrimiento es <text:s/>llegar a ser más consciente, asumir responsabilidades y tomar algunas decisiones importantes. Sólo de <text:s/>esta manera podria la mente independiente, voluntaria y egocéntrico abandonar sus argumentos y <text:s/>justificaciones de sus tendencias más bajas. <text:s/></text:span></text:p>
      <text:p text:style-name="P52">Argumentación <text:s/></text:p>
      <text:p text:style-name="P37"><text:span text:style-name="T1">El penúltimo vrtti del Vórtice Anahata es la argumentación. En general, la argumentación es una forma <text:s/>de que el yo se defiende contra la incertidumbre convocando a razones y argumentos para convencer a <text:s/>los demás o a sí mismo de tener la razón. Nos convencemos a otros a través de argumentación verbal, <text:s/>nos convencemos a nosotros mismos a través de argumentos mental, a través de nuestros conflictos <text:s/>internos de pensamiento. Muy a menudo, cuando uno discute con otro en un esfuerzo por convencerlo, <text:s/>uno es realmente tratando de convencerse a si mismo inconscientemente y de preservar las <text:s/>proyecciones de la mente para no caer en la duda y la incertidumbre . El ego separado siempre tiene <text:s/>que pensar que su posición como centro de su universo es seguro. Es muy fácil para la mente <text:s/>argumentativa caer en propensiones inferiores como el odio , la ambición , el miedo , la vergüenza , y <text:s/>la falta de confianza. Un ego ofendido , incluso puede llegar a los golpes con otro. Dado que la</text:span><text:span text:style-name="T5"> </text:span><text:span text:style-name="T1">argumentación es una reacción a nuestras partes inferiores, no aceptados y rechazados de nosotros <text:s/>mismos como la vergüenza y la culpa, los seres humanos quieren proyectar esta </text:span><text:span text:style-name="T5">incomodidad</text:span><text:span text:style-name="T1"> a alguien o algo más como una purga psíquica. Las personas que realmente nos parecen en nuestras formas más <text:s/>ocultas son las personas que son más amenazantes y deben ser juzgadas de acuerdo. Cuando hacemos <text:s/>juicios contra otros que no sólo nos condenamos, sino nuestras propias partes oscuras también. Y así, <text:s/>con esta forma de argumentación y el juicio se crea una brecha entre uno mismo y los demás, y también <text:s/>entre uno mismo y otras partes de uno mismo. Desde una perspectiva espiritual se ve argumentación <text:s/>como un intento de defender el ego como se ajusta a sus realidades personales, sociales, y espirituales. <text:s/>Normalmente, una persona no es muy seguro en su interior. Nuestras creencias son adoptados de los <text:s/>demás o que con ansiedad o inconscientemente se aferran a algo de "ideología" para asegurar nuestra base en la realidad. Es esta misma debilidad en la falta de una verdadera conciencia que crea la <text:s/>necesidad de la argumentación. Detrás de la mayoría de las ideologías es el miedo y la inseguridad y la <text:s/>ideología intenta mitigar esta tensión. A menudo creemos en algo o alguien por ignorancia, la <text:s/>desesperación, la pereza o la conformidad superficial. Es importante tener en cuenta estas partes de <text:s/>nuestro "ideología" personal para no caer en la complacencia y unilateralidad . En el sentido más <text:s/>profundo de la </text:span><text:span text:style-name="T5">argumentación</text:span><text:span text:style-name="T1"> es la indecisión. "¿Esto es moralmente correcto? , ¿Estoy realmente <text:s/>viviendo a mi plena capacidad?, Estoy en armonía con mi universo?" Es muy natural e incluso útil en la <text:s/>expansión de la mente si la </text:span><text:soft-page-break/><text:span text:style-name="T1">indecisión no es </text:span><text:span text:style-name="T5">excesiva</text:span><text:span text:style-name="T1">. Todas las realizaciones son el resultado del <text:s/>choque y de la cohesión. La argumentación internalizada empieza a tocar una razón verdadera, <text:s/>equilibrada con la intuición y la compasión en el corazón espiritual. Aquí la mente es </text:span><text:span text:style-name="T5">segura</text:span><text:span text:style-name="T1"> y </text:span><text:span text:style-name="T5">salva</text:span><text:span text:style-name="T1"> y, <text:s/>finalmente, puede empezar a utilizar el intelecto perspicaz para hacer las preguntas correctas. La mente <text:s/>comienza a preguntarse: " ¿Quién, qué parte de mí, está pensando esto y con qué motivo y intención ?" <text:s/>A través de este discernimiento y conocimiento de sí mismo, al final aprendemos a simplemente dejar <text:s/>que el testigo </text:span><text:span text:style-name="T5">vea en</text:span><text:span text:style-name="T1"> los pensamientos y sentimientos, y dejamos que el se los purifique. Este acto <text:s/></text:span><text:span text:style-name="T5">pasivo</text:span><text:span text:style-name="T1"> cambia de forma espontánea y sin intención la mente </text:span><text:span text:style-name="T5">e inspira</text:span><text:span text:style-name="T1"> la internalización de los <text:s/>pensamientos. Si un fotón se cambia esperando nuestra </text:span><text:span text:style-name="T5">percepción</text:span><text:span text:style-name="T1"> de él como una partícula o una <text:s/>onda, luego imaginar cómo serían nuestros pensamientos y sentimientos, e incluso toda nuestra mente <text:s/>se cambia simplemente testificada por la Conciencia Suprema adentro. Rendir la mente al silencio <text:s/>sublime del Testigo crea una reverberación de la gracia como un eco de ese silencio. Todas las <text:s/>distorsiones mentales y problemas, no importa cuán grande, </text:span><text:span text:style-name="T5">puede</text:span><text:span text:style-name="T1"> </text:span><text:span text:style-name="T5">enderezarse</text:span><text:span text:style-name="T1"> cuando la mente es <text:s/>paralelo con el testigo, al convertirse en uno con mi fuente. ¿Cómo se puede estar centrada en el testigo <text:s/>cuando la mente está tan </text:span><text:span text:style-name="T5">confundida</text:span><text:span text:style-name="T1">, dividida e inconsciente de sí mismo? La unificación de la mente <text:s/>con la esencia de la conciencia hace que la mente se llena de esta conciencia y ella purifica todos los <text:s/>pequeños oscuros, cuevas ocultas para el psorax. En relación con la entidad más sutil la mente <text:s/>comienza a imitar y parecerse como esa entidad, en lugar de la sombra. La mente siempre quiere <text:s/>fundirse en Shiva, en la Conciencia . Esta es su atraccion fundamental. Sólo por ir a ver más allá de la <text:s/>mente podemos ver realmente la mente. La mente no es el ser fundamental, no es el testigo , pero </text:span><text:span text:style-name="T5">está</text:span><text:span text:style-name="T1"> </text:span><text:span text:style-name="T5">siendo</text:span><text:span text:style-name="T1"> </text:span><text:span text:style-name="T5">testigo</text:span><text:span text:style-name="T1">. Uno puede ver toda la vida, pasado, presente y futuro </text:span><text:span text:style-name="T5">fusionándose</text:span><text:span text:style-name="T1"> en un eterno <text:s/>ahora, desde esta perspectiva . Preguntó Rilke : "¿Quién vive realmente la vida, eres tu Dios? " La <text:s/>mente se conoce el testigo como su propio pequeño yo, una ola </text:span><text:span text:style-name="T5">pequeña</text:span><text:span text:style-name="T1"> en su propio océano, un ser <text:s/>progenie </text:span><text:span text:style-name="T5">naciendo constantemente</text:span><text:span text:style-name="T1"> y eternamente del Infinito. </text:span></text:p>
      <text:p text:style-name="P38"/>
      <text:p text:style-name="P17">El Arrepentimiento <text:s/></text:p>
      <text:p text:style-name="P39"><text:span text:style-name="T1">La gente me preguntan por qué no me enojo con el mecánico que me quito el motor fuera, y al parecer, <text:s/>se vuelve a instalar poniendo todo en su lugar , pero sólo se apretaron las tuercas y los tornillos con los <text:s/>dedos . Yo digo </text:span><text:span text:style-name="T5">que alguien</text:span><text:span text:style-name="T1"> como </text:span><text:span text:style-name="T5">él ya se está</text:span><text:span text:style-name="T1"> condenando a sí mismo . Lo mejor que podía hacer por él <text:s/>es tratar de inducir un poco de arrepentimiento por lo que sus actitudes ya no sirven para </text:span><text:span text:style-name="T5">degenerar</text:span><text:span text:style-name="T1"> a <text:s/></text:span></text:p>
      <text:p text:style-name="P40"><text:span text:style-name="T1">niveles aún más profundos de engaño. </text:span><text:span text:style-name="T5">Nosotros nos condenamos</text:span><text:span text:style-name="T1"> a nosotros mismos a través de nuestras <text:s/>acciones egoístas e ignorantes y podemos seguir sufriendo las reacciones de un tiempo muy largo. Yo <text:s/>soy capaz de sentir empatía por esa persona y tratar de entender su punto de vista, no importa cuán <text:s/>distorsionada que sea, y mi único deseo en su deseo de </text:span><text:span text:style-name="T5">reprender a él sea</text:span><text:span text:style-name="T1"> </text:span><text:span text:style-name="T5">que se reforme</text:span><text:span text:style-name="T1"> a sí mismo para no <text:s/>seguir siendo sólo otra carga para la sociedad humana . Si soy capaz de este estado de la mente, <text:s/>entonces la mente </text:span><text:span text:style-name="T5">Macrocosmica</text:span><text:span text:style-name="T1"> debe ser capaz de mucho más . Lo que llamamos dios no es un <text:s/>vengador o castigador , sino un salvador. Si bien es cierto que las leyes del karma </text:span><text:soft-page-break/><text:span text:style-name="T1">son inviolables <text:s/>incluso para Dios, existen mecanismos sutiles que la mente Macrocosmic ha evolucionado a través del <text:s/>microcosmos de traer mentes errantes en armonía con la existencia de nuevo. El arrepentimiento no es <text:s/>la vergüenza o el deseo de provocar vergüenza o cualquier otra tendencia negativa en otro. El <text:s/>arrepentimiento es un patrón muy profundo y auto-reflexiva de pensamientos y emociones muy <text:s/>racionales que cuiden uno de las auto-condenas de vergüenza . Esta pequeña mente nuestra está <text:s/>interactuando con un gran universo, un sistema consciente e inteligente que nos preexiste y es mucho <text:s/>más consciente de lo que uno podría imaginar. La mente ciega y egoísta sólo se da cuenta de esto <text:s/>después de tanto sufrimiento . Después de haber quemado a sí mismo con el fuego del sufrimiento y de <text:s/>la alienación tantas veces, uno por fin empieza a despertar y ver la ley de causa y efecto en el universo. <text:s/>Para una mente despierta, siempre habrá una oportunidad para que el orden moral inteligente del <text:s/>universo para crear las condiciones de la gracia, para llamar y dar la bienvenida a todos los <text:s/>microcosmos de nuevo en la unidad con la Conciencia Macrocósmica. Las señales están por todas <text:s/>partes , pero debido al egoísmo y la separación no podemos dejarnos realmente entenderlas. La gracia <text:s/>es para todos, pero sólo se entiende a través de una mente madura . Esta alma desea, naturalmente, una <text:s/>forma más sutil de la existencia y una vez que se muestra la forma en que sólo es natural que haya un <text:s/>poco de remordimiento y arrepentimiento por haber existido fuera de la unión en el sufrimiento y la <text:s/>ignorancia. El arrepentimiento sólo puede existir cuando hay una verdadera noción de discernimiento o <text:s/>viveka ( la sexta propensión ) para contrastar y reflexionar los errores del ego separado. Cuando uno <text:s/>realmente sabe que la incapacidad de comprender los miedos , el apegos , los resentimientos y <text:s/>ambiciones han atrapado uno en una existencia absurda sin ningún propósito real, la idea de continuar o <text:s/>volver a caer en las trampas </text:span><text:span text:style-name="T5">egocéntricos</text:span><text:span text:style-name="T1"> se vuelve insoportable. Uno nunca quiere volver a ese estado <text:s/>porque se basa en el sufrimiento y la ignorancia. El arrepentimiento sirve como una expresión <text:s/>microcósmica de las leyes de acción y reacción y cómo se encajan en nuestras estructuras mentales y es <text:s/>un sistema de control y equilibrio para mantener la conducta en armonía con el universo. Haber <text:s/>experimentado la gran maravilla de la existencia, de haber encontrado un poco de la presencia infinita <text:s/>en un momento claro de la gracia, y para sostenerlos a través de la meditación y la devoción siempre <text:s/>mantendrá la dirección hacia adelante. Aunque hablo de arrepentimiento como el último torbellino <text:s/>mental del corazón espiritual, que puede muy bien ser considerado como el primero si contamos desde abajo por arriba. Su sonido de control " tha " , es la vibración más densa del Vórtice Anahata. Reúne " <text:s/>ta " , un sonido dominado por estaticidad y la inercia de "ha" , el sonido del movimiento centrípeto . <text:s/>Por lo tanto, arrepentimiento , o "tha," sirve como una propensión que conduce toda la escoria y la <text:s/>densidad de la parte oscura del corazón humano en la pureza del espíritu puro . Cuando no hay vrttis <text:s/>para crear orgullo o arrepentimiento que perturban la esencia del corazón espiritual , se convierte en <text:s/>vacío de la forma y la intención, pero lleno de Conciencia Infinita. El sí mismo es sacrificado al <text:s/>corazón del universo. Si bien es cierto que todas las acciones del microcosmos se compensan con las <text:s/>reacciones, hay algunos patrones profundos de la mente que verdaderamente llevan el microcosmos en <text:s/>unión . Estas acciones no rebotan con las reacciones sino que se disuelven en el </text:span><text:span text:style-name="T5">Macrocosmos</text:span><text:span text:style-name="T1"> . "Sea <text:s/>totalmente perdido en Shiva, como una flecha en su meta ." Porque la mente devota realmente empieza <text:s/>a fluir y </text:span><text:soft-page-break/><text:span text:style-name="T1">encontrar gracia que se recibe y se absorbe en la vida del universo, las reacciones de dolor y <text:s/>tristeza empiezan cesar porque el ego deja sus proyecciones de la separación cada vez menos y hace <text:s/>menos errores basados en ellos . La influencia del Vórtice Vishuddha entra aquí . Práctica espiritual , <text:s/>no importa el nombre o forma, debe ser un vehículo práctico para volver a alinear el flujo mental de <text:s/>microcosmo </text:span><text:span text:style-name="T5">con la</text:span><text:span text:style-name="T1"> proyección del pensamiento </text:span><text:span text:style-name="T5">Macrocósmico</text:span><text:span text:style-name="T1"> que es este universo. Llevar la <text:s/>mente con todos sus deseos, sentimientos e ideas a la luz de </text:span><text:span text:style-name="T5">transformación</text:span><text:span text:style-name="T1"> del "I- Witness" amplía los <text:s/>límites del microcosmos. Contemplando el omnipresente Atman dentro de nuestro propio sentimiento <text:s/>de "yo-existo", el microcosmos pasa por evolución espiritual, mental y biológica. Las estructuras de la <text:s/>mente cambia y vibra en frecuencias más altas, y el cuerpo que encarna pasa metamorfosis sutiles en <text:s/>los sistemas nervioso y endocrino para acompañar y ser </text:span><text:span text:style-name="T5">paralela</text:span><text:span text:style-name="T1"> con los cambios mentales y <text:s/>espirituales. </text:span><text:span text:style-name="T5">Participar</text:span><text:span text:style-name="T1"> en la </text:span><text:span text:style-name="T5">evolución</text:span><text:span text:style-name="T1"> viva es el deber más grande que un ser humano responsable y <text:s/>consciente tiene hacia la evolución colectiva de la humanidad a algo verdaderamente digno y <text:s/>merecedor del potencial divino adentro. <text:s/></text:span></text:p>
      <text:p text:style-name="P11">El Corazon Libre <text:s/></text:p>
      <text:p text:style-name="P41"><text:span text:style-name="T1">Cuando los vórtices del corazón espiritual son entendidos y liberados, su energía se retira hacia el <text:s/>interior en idea pura. Uno siente que desde el centro del pecho se extiende un elemento de un aire sutil <text:s/>y invisible que no está obligado por ningún tipo de gravedad en el universo . A partir de este reino de <text:s/>las ideas pulsantes claros y vibrantes manifiesta todo el universo físico. Este universo está dominado <text:s/>por el juego de las fuerzas centrípetas y centrífugas en una lucha constante que sólo puede ser regulada <text:s/>por la mente macrocósmica que los ha generado. En este Factor Aérea encontramos el nexo entre los <text:s/>mundos abstractos y materiales. Aunque el Factor </text:span><text:span text:style-name="T5">Aérea</text:span><text:span text:style-name="T1"> es una forma de energía vinculado por el <text:s/>proceso </text:span><text:span text:style-name="T5">Macrocosmico</text:span><text:span text:style-name="T1"> de involución creativa, la conciencia que penetra no se divide en las <text:s/>particularidades de tiempo, espacio o persona. El Yo-Existo sigue siendo pura e indivisa. Idea es más <text:s/>real que la materia. Para subir desde aquí es la completa disolución del yo fenoménico en el espíritu, <text:s/>para mover de aquí abajo es la materialización de este ser en el universo físico. Un yogi puede <text:s/>deleitarse en este éxtasis: dejarse fluir con salida desde el corazón espiritual y el factor aerea para que <text:s/>su ser puede tocar todas las partículas del universo. Todo se vuelve familiar y puro, incluso lo que es <text:s/>impuro quiere cambiar y transformar. Pero incluso esto no puede ser sostenida por nosotros para <text:s/>siempre, es el drama del </text:span><text:span text:style-name="T5">Macrocosmos</text:span><text:span text:style-name="T1"> que </text:span><text:span text:style-name="T5">continuará</text:span><text:span text:style-name="T1"> para siempre. Hay una parte de ti que mira abajo <text:s/>sobre esto también. Para ir hacia el interior desde aquí es entregar a Shiva tantos quantum, tantos paquetes de energía, que han sido atrapados por gran </text:span><text:span text:style-name="T5">gravedad</text:span><text:span text:style-name="T1"> de Shakti en una forma material. Toda la <text:s/>materia estelar que hemos ingerido a través de la digestión, a través de la percepción, a través de ideas y la interacción son finalmente trajo a la Mente Intuitiva y liberado de todas las formas a través de su <text:s/>reconocimiento de que solo Shiva existe tanto dentro como fuera. Nosotros transmutamos la creación en <text:s/>Divinidad cada vez que realmente recuerdo a casa. La mente no es más que la entidad que regula el <text:s/>dentro y fuera, la centrípeta y centrífuga. Mente macrocósmica o Shiva, sostiene y proyecta el deseo <text:s/>de todo el orden cosmológico . Mente microcósmica es lo que contiene y proyecta este conjunto, o <text:s/>capricho de ideas e </text:span><text:soft-page-break/><text:span text:style-name="T1">impresiones en tiempo y espacio con una noción de tu persona. <text:s/></text:span></text:p>
      <text:p text:style-name="P18">Suscribirse a mi lista del correo electrónico por mandar un correo a <text:s/></text:p>
      <text:p text:style-name="P42"><text:span text:style-name="T3">enckwilliam@protonmail.com</text:span><text:span text:style-name="T4"> </text:span></text:p>
      <text:p text:style-name="P67"><text:a xlink:type="simple" xlink:href="https://mega.nz/folder/SdoxBAba#i0aGD1umAgKgi6zTagEmgg" text:style-name="Internet_20_link" text:visited-style-name="Visited_20_Internet_20_Link"> </text:a><text:a xlink:type="simple" xlink:href="https://workdrive.zohoexternal.com/folder/ozop1d1dd3540879e463e8afd00a0e758ebf5" text:style-name="Internet_20_link" text:visited-style-name="Visited_20_Internet_20_Link"><text:span text:style-name="T7">Todos los libros y ensayo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08cm" fo:margin-bottom="1.161cm" fo:margin-left="1.977cm" fo:margin-right="2.118cm" style:writing-mode="lr-tb" style:layout-grid-color="#c0c0c0" style:layout-grid-lines="243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12-13T20:24:04.199788801</dc:date>
    <meta:editing-duration>PT10M7S</meta:editing-duration>
    <meta:editing-cycles>4</meta:editing-cycles>
    <meta:document-statistic meta:table-count="0" meta:image-count="0" meta:object-count="0" meta:page-count="30" meta:paragraph-count="69" meta:word-count="16703" meta:character-count="102022" meta:non-whitespace-character-count="84329"/>
  </office:meta>
</office:document-meta>
</file>